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8.93mm" svg:height="62.67mm" svg:x="8.82mm" svg:y="473.07mm">
            <loext:p draw:notify-on-update-of-ranges="Sheet1.B2:Sheet1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.9mm" svg:height="63.49mm" svg:x="120.33mm" svg:y="473.05mm">
            <loext:p draw:notify-on-update-of-ranges="Sheet1.C2:Sheet1.C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.63mm" svg:height="60.83mm" svg:x="236.52mm" svg:y="474.65mm">
            <loext:p draw:notify-on-update-of-ranges="Sheet1.D2:Sheet1.D2 Sheet1.D3:Sheet1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2.52mm" svg:height="56.58mm" svg:x="7.43mm" svg:y="544.51mm">
            <loext:p draw:notify-on-update-of-ranges="Sheet1.E2:Sheet1.E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5.45mm" svg:height="57.12mm" svg:x="114.82mm" svg:y="545.29mm">
            <loext:p draw:notify-on-update-of-ranges="Sheet1.F2:Sheet1.F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1.14mm" svg:height="54.72mm" svg:x="7.71mm" svg:y="610.91mm">
            <loext:p draw:notify-on-update-of-ranges="Sheet1.H2:Sheet1.H3 Sheet1.H4:Sheet1.H10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01.6mm" svg:height="53.92mm" svg:x="111.79mm" svg:y="612.5mm">
            <loext:p draw:notify-on-update-of-ranges="Sheet1.I2:Sheet1.I2 Sheet1.I3:Sheet1.I10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04.07mm" svg:height="55.78mm" svg:x="224.95mm" svg:y="610.65mm">
            <loext:p draw:notify-on-update-of-ranges="Sheet1.J2:Sheet1.J10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05.17mm" svg:height="58.7mm" svg:x="5.51mm" svg:y="675.73mm">
            <loext:p draw:notify-on-update-of-ranges="Sheet1.K2:Sheet1.K2 Sheet1.K3:Sheet1.K10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02.71mm" svg:height="57.1mm" svg:x="232.93mm" svg:y="545.85mm">
            <loext:p draw:notify-on-update-of-ranges="Sheet1.G3:Sheet1.G10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01.6mm" svg:height="59.5mm" svg:x="120.6mm" svg:y="675.73mm">
            <loext:p draw:notify-on-update-of-ranges="Sheet1.L3:Sheet1.L2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(3/2)^n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(lg(n))^2</text:p>
          </table:table-cell>
          <table:table-cell office:value-type="string" calcext:value-type="string">
            <text:p>lg(n!)</text:p>
          </table:table-cell>
          <table:table-cell office:value-type="string" calcext:value-type="string">
            <text:p>2^(2^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n(ln(n))</text:p>
          </table:table-cell>
          <table:table-cell office:value-type="string" calcext:value-type="string">
            <text:p>lg(n)</text:p>
          </table:table-cell>
          <table:table-cell office:value-type="string" calcext:value-type="string">
            <text:p>n*(2^n)</text:p>
          </table:table-cell>
          <table:table-cell office:value-type="string" calcext:value-type="string">
            <text:p>n^(lg(lg(n)))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0.367" calcext:value-type="float">
            <text:p>-0.3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office:value-type="float" office:value="27" calcext:value-type="float">
            <text:p>27</text:p>
          </table:table-cell>
          <table:table-cell office:value-type="float" office:value="2.512" calcext:value-type="float">
            <text:p>2.512</text:p>
          </table:table-cell>
          <table:table-cell office:value-type="float" office:value="2.585" calcext:value-type="float">
            <text:p>2.58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float" office:value="1.585" calcext:value-type="float">
            <text:p>1.585</text:p>
          </table:table-cell>
          <table:table-cell office:value-type="float" office:value="24" calcext:value-type="float">
            <text:p>24</text:p>
          </table:table-cell>
          <table:table-cell office:value-type="float" office:value="2.075" calcext:value-type="float">
            <text:p>2.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62" calcext:value-type="float">
            <text:p>5.06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.585" calcext:value-type="float">
            <text:p>4.58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327" calcext:value-type="float">
            <text:p>0.32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94" calcext:value-type="float">
            <text:p>7.594</text:p>
          </table:table-cell>
          <table:table-cell office:value-type="float" office:value="125" calcext:value-type="float">
            <text:p>125</text:p>
          </table:table-cell>
          <table:table-cell office:value-type="float" office:value="5.391" calcext:value-type="float">
            <text:p>5.391</text:p>
          </table:table-cell>
          <table:table-cell office:value-type="float" office:value="6.907" calcext:value-type="float">
            <text:p>6.907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5" calcext:value-type="float">
            <text:p>5</text:p>
          </table:table-cell>
          <table:table-cell office:value-type="float" office:value="0.476" calcext:value-type="float">
            <text:p>0.476</text:p>
          </table:table-cell>
          <table:table-cell office:value-type="float" office:value="2.322" calcext:value-type="float">
            <text:p>2.322</text:p>
          </table:table-cell>
          <table:table-cell office:value-type="float" office:value="160" calcext:value-type="float">
            <text:p>160</text:p>
          </table:table-cell>
          <table:table-cell office:value-type="float" office:value="7.071" calcext:value-type="float">
            <text:p>7.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91" calcext:value-type="float">
            <text:p>11.391</text:p>
          </table:table-cell>
          <table:table-cell office:value-type="float" office:value="216" calcext:value-type="float">
            <text:p>216</text:p>
          </table:table-cell>
          <table:table-cell office:value-type="float" office:value="6.682" calcext:value-type="float">
            <text:p>6.682</text:p>
          </table:table-cell>
          <table:table-cell office:value-type="float" office:value="9.492" calcext:value-type="float">
            <text:p>9.492</text:p>
          </table:table-cell>
          <table:table-cell office:value-type="float" office:value="1.84467440737096E+019" calcext:value-type="float">
            <text:p>1.84467440737096E+019</text:p>
          </table:table-cell>
          <table:table-cell office:value-type="float" office:value="6" calcext:value-type="float">
            <text:p>6</text:p>
          </table:table-cell>
          <table:table-cell office:value-type="float" office:value="0.583" calcext:value-type="float">
            <text:p>0.583</text:p>
          </table:table-cell>
          <table:table-cell office:value-type="float" office:value="2.585" calcext:value-type="float">
            <text:p>2.585</text:p>
          </table:table-cell>
          <table:table-cell office:value-type="float" office:value="384" calcext:value-type="float">
            <text:p>384</text:p>
          </table:table-cell>
          <table:table-cell office:value-type="float" office:value="11.646" calcext:value-type="float">
            <text:p>11.64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086" calcext:value-type="float">
            <text:p>17.086</text:p>
          </table:table-cell>
          <table:table-cell office:value-type="float" office:value="343" calcext:value-type="float">
            <text:p>343</text:p>
          </table:table-cell>
          <table:table-cell office:value-type="float" office:value="7.881" calcext:value-type="float">
            <text:p>7.881</text:p>
          </table:table-cell>
          <table:table-cell office:value-type="float" office:value="12.299" calcext:value-type="float">
            <text:p>12.299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office:value-type="float" office:value="2.807" calcext:value-type="float">
            <text:p>2.807</text:p>
          </table:table-cell>
          <table:table-cell office:value-type="float" office:value="896" calcext:value-type="float">
            <text:p>896</text:p>
          </table:table-cell>
          <table:table-cell office:value-type="float" office:value="18.136" calcext:value-type="float">
            <text:p>18.136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29" calcext:value-type="float">
            <text:p>25.629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5.299" calcext:value-type="float">
            <text:p>15.299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0.732" calcext:value-type="float">
            <text:p>0.7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7" calcext:value-type="float">
            <text:p>27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443" calcext:value-type="float">
            <text:p>38.443</text:p>
          </table:table-cell>
          <table:table-cell office:value-type="float" office:value="729" calcext:value-type="float">
            <text:p>729</text:p>
          </table:table-cell>
          <table:table-cell office:value-type="float" office:value="10.048" calcext:value-type="float">
            <text:p>10.048</text:p>
          </table:table-cell>
          <table:table-cell office:value-type="float" office:value="18.469" calcext:value-type="float">
            <text:p>18.469</text:p>
          </table:table-cell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office:value-type="float" office:value="0.787" calcext:value-type="float">
            <text:p>0.787</text:p>
          </table:table-cell>
          <table:table-cell office:value-type="float" office:value="3.17" calcext:value-type="float">
            <text:p>3.17</text:p>
          </table:table-cell>
          <table:table-cell office:value-type="float" office:value="4608" calcext:value-type="float">
            <text:p>4608</text:p>
          </table:table-cell>
          <table:table-cell office:value-type="float" office:value="38.751" calcext:value-type="float">
            <text:p>38.751</text:p>
          </table:table-cell>
          <table:table-cell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665" calcext:value-type="float">
            <text:p>57.665</text:p>
          </table:table-cell>
          <table:table-cell office:value-type="float" office:value="1000" calcext:value-type="float">
            <text:p>1000</text:p>
          </table:table-cell>
          <table:table-cell office:value-type="float" office:value="11.035" calcext:value-type="float">
            <text:p>11.035</text:p>
          </table:table-cell>
          <table:table-cell office:value-type="float" office:value="21.791" calcext:value-type="float">
            <text:p>21.79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3.322" calcext:value-type="float">
            <text:p>3.322</text:p>
          </table:table-cell>
          <table:table-cell office:value-type="float" office:value="10240" calcext:value-type="float">
            <text:p>10240</text:p>
          </table:table-cell>
          <table:table-cell office:value-type="float" office:value="53.954" calcext:value-type="float">
            <text:p>53.954</text:p>
          </table:table-cell>
          <table:table-cell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.498" calcext:value-type="float">
            <text:p>86.498</text:p>
          </table:table-cell>
          <table:table-cell office:value-type="float" office:value="1331" calcext:value-type="float">
            <text:p>1331</text:p>
          </table:table-cell>
          <table:table-cell office:value-type="float" office:value="11.968" calcext:value-type="float">
            <text:p>11.968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inf</text:p>
          </table:table-cell>
          <table:table-cell office:value-type="float" office:value="11" calcext:value-type="float">
            <text:p>11</text:p>
          </table:table-cell>
          <table:table-cell office:value-type="float" office:value="0.875" calcext:value-type="float">
            <text:p>0.875</text:p>
          </table:table-cell>
          <table:table-cell office:value-type="float" office:value="3.459" calcext:value-type="float">
            <text:p>3.459</text:p>
          </table:table-cell>
          <table:table-cell office:value-type="float" office:value="22528" calcext:value-type="float">
            <text:p>22528</text:p>
          </table:table-cell>
          <table:table-cell office:value-type="float" office:value="73.223" calcext:value-type="float">
            <text:p>73.223</text:p>
          </table:table-cell>
          <table:table-cell office:value-type="float" office:value="39916800" calcext:value-type="float">
            <text:p>39916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.746" calcext:value-type="float">
            <text:p>129.746</text:p>
          </table:table-cell>
          <table:table-cell office:value-type="float" office:value="1728" calcext:value-type="float">
            <text:p>1728</text:p>
          </table:table-cell>
          <table:table-cell office:value-type="float" office:value="12.852" calcext:value-type="float">
            <text:p>12.852</text:p>
          </table:table-cell>
          <table:table-cell office:value-type="float" office:value="28.835" calcext:value-type="float">
            <text:p>28.835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3.585" calcext:value-type="float">
            <text:p>3.585</text:p>
          </table:table-cell>
          <table:table-cell office:value-type="float" office:value="49152" calcext:value-type="float">
            <text:p>49152</text:p>
          </table:table-cell>
          <table:table-cell office:value-type="float" office:value="97.231" calcext:value-type="float">
            <text:p>97.231</text:p>
          </table:table-cell>
          <table:table-cell office:value-type="float" office:value="479001600" calcext:value-type="float">
            <text:p>479001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.62" calcext:value-type="float">
            <text:p>194.62</text:p>
          </table:table-cell>
          <table:table-cell office:value-type="float" office:value="2197" calcext:value-type="float">
            <text:p>2197</text:p>
          </table:table-cell>
          <table:table-cell office:value-type="float" office:value="13.693" calcext:value-type="float">
            <text:p>13.693</text:p>
          </table:table-cell>
          <table:table-cell office:value-type="float" office:value="32.536" calcext:value-type="float">
            <text:p>32.536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0.942" calcext:value-type="float">
            <text:p>0.942</text:p>
          </table:table-cell>
          <table:table-cell office:value-type="float" office:value="3.7" calcext:value-type="float">
            <text:p>3.7</text:p>
          </table:table-cell>
          <table:table-cell office:value-type="float" office:value="106496" calcext:value-type="float">
            <text:p>106496</text:p>
          </table:table-cell>
          <table:table-cell office:value-type="float" office:value="126.703" calcext:value-type="float">
            <text:p>126.703</text:p>
          </table:table-cell>
          <table:table-cell office:value-type="float" office:value="6227020800" calcext:value-type="float">
            <text:p>62270208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1.929" calcext:value-type="float">
            <text:p>291.929</text:p>
          </table:table-cell>
          <table:table-cell office:value-type="float" office:value="2744" calcext:value-type="float">
            <text:p>2744</text:p>
          </table:table-cell>
          <table:table-cell office:value-type="float" office:value="14.496" calcext:value-type="float">
            <text:p>14.496</text:p>
          </table:table-cell>
          <table:table-cell office:value-type="float" office:value="36.343" calcext:value-type="float">
            <text:p>36.343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0.97" calcext:value-type="float">
            <text:p>0.97</text:p>
          </table:table-cell>
          <table:table-cell office:value-type="float" office:value="3.807" calcext:value-type="float">
            <text:p>3.807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2.42" calcext:value-type="float">
            <text:p>162.42</text:p>
          </table:table-cell>
          <table:table-cell office:value-type="float" office:value="87178289152" calcext:value-type="float">
            <text:p>87178289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7.894" calcext:value-type="float">
            <text:p>437.894</text:p>
          </table:table-cell>
          <table:table-cell office:value-type="float" office:value="3375" calcext:value-type="float">
            <text:p>3375</text:p>
          </table:table-cell>
          <table:table-cell office:value-type="float" office:value="15.264" calcext:value-type="float">
            <text:p>15.264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inf</text:p>
          </table:table-cell>
          <table:table-cell office:value-type="float" office:value="15" calcext:value-type="float">
            <text:p>15</text:p>
          </table:table-cell>
          <table:table-cell office:value-type="float" office:value="0.996" calcext:value-type="float">
            <text:p>0.996</text:p>
          </table:table-cell>
          <table:table-cell office:value-type="float" office:value="3.907" calcext:value-type="float">
            <text:p>3.907</text:p>
          </table:table-cell>
          <table:table-cell office:value-type="float" office:value="491520" calcext:value-type="float">
            <text:p>491520</text:p>
          </table:table-cell>
          <table:table-cell office:value-type="float" office:value="205.22" calcext:value-type="float">
            <text:p>205.22</text:p>
          </table:table-cell>
          <table:table-cell office:value-type="float" office:value="1307674279936" calcext:value-type="float">
            <text:p>1307674279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.841" calcext:value-type="float">
            <text:p>656.841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inf</text:p>
          </table:table-cell>
          <table:table-cell office:value-type="float" office:value="16" calcext:value-type="float">
            <text:p>16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20922788478976" calcext:value-type="float">
            <text:p>209227884789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5.261" calcext:value-type="float">
            <text:p>985.261</text:p>
          </table:table-cell>
          <table:table-cell office:value-type="float" office:value="4913" calcext:value-type="float">
            <text:p>4913</text:p>
          </table:table-cell>
          <table:table-cell office:value-type="float" office:value="16.707" calcext:value-type="float">
            <text:p>16.707</text:p>
          </table:table-cell>
          <table:table-cell office:value-type="float" office:value="48.338" calcext:value-type="float">
            <text:p>48.338</text:p>
          </table:table-cell>
          <table:table-cell office:value-type="string" calcext:value-type="string">
            <text:p>inf</text:p>
          </table:table-cell>
          <table:table-cell office:value-type="float" office:value="17" calcext:value-type="float">
            <text:p>17</text:p>
          </table:table-cell>
          <table:table-cell office:value-type="float" office:value="1.041" calcext:value-type="float">
            <text:p>1.041</text:p>
          </table:table-cell>
          <table:table-cell office:value-type="float" office:value="4.087" calcext:value-type="float">
            <text:p>4.087</text:p>
          </table:table-cell>
          <table:table-cell office:value-type="float" office:value="2228224" calcext:value-type="float">
            <text:p>2228224</text:p>
          </table:table-cell>
          <table:table-cell office:value-type="float" office:value="315.715" calcext:value-type="float">
            <text:p>315.715</text:p>
          </table:table-cell>
          <table:table-cell office:value-type="float" office:value="355687414628352" calcext:value-type="float">
            <text:p>355687414628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7.892" calcext:value-type="float">
            <text:p>1477.892</text:p>
          </table:table-cell>
          <table:table-cell office:value-type="float" office:value="5832" calcext:value-type="float">
            <text:p>5832</text:p>
          </table:table-cell>
          <table:table-cell office:value-type="float" office:value="17.388" calcext:value-type="float">
            <text:p>17.388</text:p>
          </table:table-cell>
          <table:table-cell office:value-type="float" office:value="52.508" calcext:value-type="float">
            <text:p>52.508</text:p>
          </table:table-cell>
          <table:table-cell office:value-type="string" calcext:value-type="string">
            <text:p>inf</text:p>
          </table:table-cell>
          <table:table-cell office:value-type="float" office:value="18" calcext:value-type="float">
            <text:p>18</text:p>
          </table:table-cell>
          <table:table-cell office:value-type="float" office:value="1.061" calcext:value-type="float">
            <text:p>1.061</text:p>
          </table:table-cell>
          <table:table-cell office:value-type="float" office:value="4.17" calcext:value-type="float">
            <text:p>4.17</text:p>
          </table:table-cell>
          <table:table-cell office:value-type="float" office:value="4718592" calcext:value-type="float">
            <text:p>4718592</text:p>
          </table:table-cell>
          <table:table-cell office:value-type="float" office:value="385.379" calcext:value-type="float">
            <text:p>385.379</text:p>
          </table:table-cell>
          <table:table-cell office:value-type="float" office:value="6402374067290112" calcext:value-type="float">
            <text:p>6402374067290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6.838" calcext:value-type="float">
            <text:p>2216.838</text:p>
          </table:table-cell>
          <table:table-cell office:value-type="float" office:value="6859" calcext:value-type="float">
            <text:p>6859</text:p>
          </table:table-cell>
          <table:table-cell office:value-type="float" office:value="18.045" calcext:value-type="float">
            <text:p>18.045</text:p>
          </table:table-cell>
          <table:table-cell office:value-type="float" office:value="56.755" calcext:value-type="float">
            <text:p>56.755</text:p>
          </table:table-cell>
          <table:table-cell office:value-type="string" calcext:value-type="string">
            <text:p>inf</text:p>
          </table:table-cell>
          <table:table-cell office:value-type="float" office:value="19" calcext:value-type="float">
            <text:p>19</text:p>
          </table:table-cell>
          <table:table-cell office:value-type="float" office:value="1.08" calcext:value-type="float">
            <text:p>1.08</text:p>
          </table:table-cell>
          <table:table-cell office:value-type="float" office:value="4.248" calcext:value-type="float">
            <text:p>4.248</text:p>
          </table:table-cell>
          <table:table-cell office:value-type="float" office:value="9961472" calcext:value-type="float">
            <text:p>9961472</text:p>
          </table:table-cell>
          <table:table-cell office:value-type="float" office:value="466.07" calcext:value-type="float">
            <text:p>466.07</text:p>
          </table:table-cell>
          <table:table-cell office:value-type="float" office:value="1.21645096004223E+017" calcext:value-type="float">
            <text:p>1.21645096004223E+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5.257" calcext:value-type="float">
            <text:p>3325.257</text:p>
          </table:table-cell>
          <table:table-cell office:value-type="float" office:value="8000" calcext:value-type="float">
            <text:p>8000</text:p>
          </table:table-cell>
          <table:table-cell office:value-type="float" office:value="18.679" calcext:value-type="float">
            <text:p>18.679</text:p>
          </table:table-cell>
          <table:table-cell office:value-type="float" office:value="61.077" calcext:value-type="float">
            <text:p>61.077</text:p>
          </table:table-cell>
          <table:table-cell office:value-type="string" calcext:value-type="string">
            <text:p>inf</text:p>
          </table:table-cell>
          <table:table-cell office:value-type="float" office:value="20" calcext:value-type="float">
            <text:p>20</text:p>
          </table:table-cell>
          <table:table-cell office:value-type="float" office:value="1.097" calcext:value-type="float">
            <text:p>1.097</text:p>
          </table:table-cell>
          <table:table-cell office:value-type="float" office:value="4.322" calcext:value-type="float">
            <text:p>4.322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558.924" calcext:value-type="float">
            <text:p>558.924</text:p>
          </table:table-cell>
          <table:table-cell office:value-type="float" office:value="2.43290229804158E+018" calcext:value-type="float">
            <text:p>2.43290229804158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87.885" calcext:value-type="float">
            <text:p>4987.885</text:p>
          </table:table-cell>
          <table:table-cell office:value-type="float" office:value="9261" calcext:value-type="float">
            <text:p>9261</text:p>
          </table:table-cell>
          <table:table-cell office:value-type="float" office:value="19.292" calcext:value-type="float">
            <text:p>19.292</text:p>
          </table:table-cell>
          <table:table-cell office:value-type="float" office:value="65.47" calcext:value-type="float">
            <text:p>65.47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 office:value-type="float" office:value="1.113" calcext:value-type="float">
            <text:p>1.113</text:p>
          </table:table-cell>
          <table:table-cell office:value-type="float" office:value="4.392" calcext:value-type="float">
            <text:p>4.392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665.143" calcext:value-type="float">
            <text:p>665.143</text:p>
          </table:table-cell>
          <table:table-cell office:value-type="float" office:value="5.10909452352162E+019" calcext:value-type="float">
            <text:p>5.10909452352162E+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81.828" calcext:value-type="float">
            <text:p>7481.828</text:p>
          </table:table-cell>
          <table:table-cell office:value-type="float" office:value="10648" calcext:value-type="float">
            <text:p>10648</text:p>
          </table:table-cell>
          <table:table-cell office:value-type="float" office:value="19.887" calcext:value-type="float">
            <text:p>19.887</text:p>
          </table:table-cell>
          <table:table-cell office:value-type="float" office:value="69.929" calcext:value-type="float">
            <text:p>69.929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1.129" calcext:value-type="float">
            <text:p>1.129</text:p>
          </table:table-cell>
          <table:table-cell office:value-type="float" office:value="4.459" calcext:value-type="float">
            <text:p>4.459</text:p>
          </table:table-cell>
          <table:table-cell office:value-type="float" office:value="92274688" calcext:value-type="float">
            <text:p>92274688</text:p>
          </table:table-cell>
          <table:table-cell office:value-type="float" office:value="785.991" calcext:value-type="float">
            <text:p>785.991</text:p>
          </table:table-cell>
          <table:table-cell office:value-type="float" office:value="1.12400072480601E+021" calcext:value-type="float">
            <text:p>1.12400072480601E+0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22.741" calcext:value-type="float">
            <text:p>11222.741</text:p>
          </table:table-cell>
          <table:table-cell office:value-type="float" office:value="12167" calcext:value-type="float">
            <text:p>12167</text:p>
          </table:table-cell>
          <table:table-cell office:value-type="float" office:value="20.463" calcext:value-type="float">
            <text:p>20.463</text:p>
          </table:table-cell>
          <table:table-cell office:value-type="float" office:value="74.453" calcext:value-type="float">
            <text:p>74.453</text:p>
          </table:table-cell>
          <table:table-cell office:value-type="string" calcext:value-type="string">
            <text:p>inf</text:p>
          </table:table-cell>
          <table:table-cell office:value-type="float" office:value="23" calcext:value-type="float">
            <text:p>23</text:p>
          </table:table-cell>
          <table:table-cell office:value-type="float" office:value="1.143" calcext:value-type="float">
            <text:p>1.143</text:p>
          </table:table-cell>
          <table:table-cell office:value-type="float" office:value="4.524" calcext:value-type="float">
            <text:p>4.524</text:p>
          </table:table-cell>
          <table:table-cell office:value-type="float" office:value="192937984" calcext:value-type="float">
            <text:p>192937984</text:p>
          </table:table-cell>
          <table:table-cell office:value-type="float" office:value="922.798" calcext:value-type="float">
            <text:p>922.798</text:p>
          </table:table-cell>
          <table:table-cell office:value-type="float" office:value="2.58520174445945E+022" calcext:value-type="float">
            <text:p>2.58520174445945E+0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834.111" calcext:value-type="float">
            <text:p>16834.111</text:p>
          </table:table-cell>
          <table:table-cell office:value-type="float" office:value="13824" calcext:value-type="float">
            <text:p>13824</text:p>
          </table:table-cell>
          <table:table-cell office:value-type="float" office:value="21.022" calcext:value-type="float">
            <text:p>21.022</text:p>
          </table:table-cell>
          <table:table-cell office:value-type="float" office:value="79.038" calcext:value-type="float">
            <text:p>79.038</text:p>
          </table:table-cell>
          <table:table-cell office:value-type="string" calcext:value-type="string">
            <text:p>inf</text:p>
          </table:table-cell>
          <table:table-cell office:value-type="float" office:value="24" calcext:value-type="float">
            <text:p>24</text:p>
          </table:table-cell>
          <table:table-cell office:value-type="float" office:value="1.156" calcext:value-type="float">
            <text:p>1.156</text:p>
          </table:table-cell>
          <table:table-cell office:value-type="float" office:value="4.585" calcext:value-type="float">
            <text:p>4.585</text:p>
          </table:table-cell>
          <table:table-cell office:value-type="float" office:value="402653184" calcext:value-type="float">
            <text:p>402653184</text:p>
          </table:table-cell>
          <table:table-cell office:value-type="float" office:value="1076.961" calcext:value-type="float">
            <text:p>1076.961</text:p>
          </table:table-cell>
          <table:table-cell office:value-type="float" office:value="6.20448310583877E+023" calcext:value-type="float">
            <text:p>6.20448310583877E+0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251.168" calcext:value-type="float">
            <text:p>25251.168</text:p>
          </table:table-cell>
          <table:table-cell office:value-type="float" office:value="15625" calcext:value-type="float">
            <text:p>15625</text:p>
          </table:table-cell>
          <table:table-cell office:value-type="float" office:value="21.565" calcext:value-type="float">
            <text:p>21.565</text:p>
          </table:table-cell>
          <table:table-cell office:value-type="float" office:value="83.682" calcext:value-type="float">
            <text:p>83.682</text:p>
          </table:table-cell>
          <table:table-cell office:value-type="string" calcext:value-type="string">
            <text:p>inf</text:p>
          </table:table-cell>
          <table:table-cell office:value-type="float" office:value="25" calcext:value-type="float">
            <text:p>25</text:p>
          </table:table-cell>
          <table:table-cell office:value-type="float" office:value="1.169" calcext:value-type="float">
            <text:p>1.169</text:p>
          </table:table-cell>
          <table:table-cell office:value-type="float" office:value="4.644" calcext:value-type="float">
            <text:p>4.644</text:p>
          </table:table-cell>
          <table:table-cell office:value-type="float" office:value="838860800" calcext:value-type="float">
            <text:p>838860800</text:p>
          </table:table-cell>
          <table:table-cell office:value-type="float" office:value="1249.94" calcext:value-type="float">
            <text:p>1249.94</text:p>
          </table:table-cell>
          <table:table-cell office:value-type="float" office:value="1.55112099263247E+025" calcext:value-type="float">
            <text:p>1.55112099263247E+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76.754" calcext:value-type="float">
            <text:p>37876.754</text:p>
          </table:table-cell>
          <table:table-cell office:value-type="float" office:value="17576" calcext:value-type="float">
            <text:p>17576</text:p>
          </table:table-cell>
          <table:table-cell office:value-type="float" office:value="22.094" calcext:value-type="float">
            <text:p>22.094</text:p>
          </table:table-cell>
          <table:table-cell office:value-type="float" office:value="88.382" calcext:value-type="float">
            <text:p>88.382</text:p>
          </table:table-cell>
          <table:table-cell office:value-type="string" calcext:value-type="string">
            <text:p>inf</text:p>
          </table:table-cell>
          <table:table-cell office:value-type="float" office:value="26" calcext:value-type="float">
            <text:p>26</text:p>
          </table:table-cell>
          <table:table-cell office:value-type="float" office:value="1.181" calcext:value-type="float">
            <text:p>1.181</text:p>
          </table:table-cell>
          <table:table-cell office:value-type="float" office:value="4.7" calcext:value-type="float">
            <text:p>4.7</text:p>
          </table:table-cell>
          <table:table-cell office:value-type="float" office:value="1744830464" calcext:value-type="float">
            <text:p>1744830464</text:p>
          </table:table-cell>
          <table:table-cell office:value-type="float" office:value="1443.266" calcext:value-type="float">
            <text:p>1443.266</text:p>
          </table:table-cell>
          <table:table-cell office:value-type="float" office:value="4.03291573376594E+026" calcext:value-type="float">
            <text:p>4.03291573376594E+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815.129" calcext:value-type="float">
            <text:p>56815.129</text:p>
          </table:table-cell>
          <table:table-cell office:value-type="float" office:value="19683" calcext:value-type="float">
            <text:p>19683</text:p>
          </table:table-cell>
          <table:table-cell office:value-type="float" office:value="22.609" calcext:value-type="float">
            <text:p>22.609</text:p>
          </table:table-cell>
          <table:table-cell office:value-type="float" office:value="93.137" calcext:value-type="float">
            <text:p>93.137</text:p>
          </table:table-cell>
          <table:table-cell office:value-type="string" calcext:value-type="string">
            <text:p>inf</text:p>
          </table:table-cell>
          <table:table-cell office:value-type="float" office:value="27" calcext:value-type="float">
            <text:p>27</text:p>
          </table:table-cell>
          <table:table-cell office:value-type="float" office:value="1.193" calcext:value-type="float">
            <text:p>1.193</text:p>
          </table:table-cell>
          <table:table-cell office:value-type="float" office:value="4.755" calcext:value-type="float">
            <text:p>4.755</text:p>
          </table:table-cell>
          <table:table-cell office:value-type="float" office:value="3623878656" calcext:value-type="float">
            <text:p>3623878656</text:p>
          </table:table-cell>
          <table:table-cell office:value-type="float" office:value="1658.539" calcext:value-type="float">
            <text:p>1658.539</text:p>
          </table:table-cell>
          <table:table-cell office:value-type="float" office:value="1.08888692345411E+028" calcext:value-type="float">
            <text:p>1.08888692345411E+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222.695" calcext:value-type="float">
            <text:p>85222.695</text:p>
          </table:table-cell>
          <table:table-cell office:value-type="float" office:value="21952" calcext:value-type="float">
            <text:p>21952</text:p>
          </table:table-cell>
          <table:table-cell office:value-type="float" office:value="23.111" calcext:value-type="float">
            <text:p>23.111</text:p>
          </table:table-cell>
          <table:table-cell office:value-type="float" office:value="97.944" calcext:value-type="float">
            <text:p>97.944</text:p>
          </table:table-cell>
          <table:table-cell office:value-type="string" calcext:value-type="string">
            <text:p>inf</text:p>
          </table:table-cell>
          <table:table-cell office:value-type="float" office:value="28" calcext:value-type="float">
            <text:p>28</text:p>
          </table:table-cell>
          <table:table-cell office:value-type="float" office:value="1.204" calcext:value-type="float">
            <text:p>1.204</text:p>
          </table:table-cell>
          <table:table-cell office:value-type="float" office:value="4.807" calcext:value-type="float">
            <text:p>4.807</text:p>
          </table:table-cell>
          <table:table-cell office:value-type="float" office:value="7516192768" calcext:value-type="float">
            <text:p>7516192768</text:p>
          </table:table-cell>
          <table:table-cell office:value-type="float" office:value="1897.427" calcext:value-type="float">
            <text:p>1897.427</text:p>
          </table:table-cell>
          <table:table-cell office:value-type="float" office:value="3.04888390513181E+029" calcext:value-type="float">
            <text:p>3.04888390513181E+0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834.039" calcext:value-type="float">
            <text:p>127834.039</text:p>
          </table:table-cell>
          <table:table-cell office:value-type="float" office:value="24389" calcext:value-type="float">
            <text:p>24389</text:p>
          </table:table-cell>
          <table:table-cell office:value-type="float" office:value="23.6" calcext:value-type="float">
            <text:p>23.6</text:p>
          </table:table-cell>
          <table:table-cell office:value-type="float" office:value="102.802" calcext:value-type="float">
            <text:p>102.802</text:p>
          </table:table-cell>
          <table:table-cell office:value-type="string" calcext:value-type="string">
            <text:p>inf</text:p>
          </table:table-cell>
          <table:table-cell office:value-type="float" office:value="29" calcext:value-type="float">
            <text:p>29</text:p>
          </table:table-cell>
          <table:table-cell office:value-type="float" office:value="1.214" calcext:value-type="float">
            <text:p>1.214</text:p>
          </table:table-cell>
          <table:table-cell office:value-type="float" office:value="4.858" calcext:value-type="float">
            <text:p>4.858</text:p>
          </table:table-cell>
          <table:table-cell office:value-type="float" office:value="15569256448" calcext:value-type="float">
            <text:p>15569256448</text:p>
          </table:table-cell>
          <table:table-cell office:value-type="float" office:value="2161.669" calcext:value-type="float">
            <text:p>2161.669</text:p>
          </table:table-cell>
          <table:table-cell office:value-type="float" office:value="8.84176066146756E+030" calcext:value-type="float">
            <text:p>8.84176066146756E+0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1751.062" calcext:value-type="float">
            <text:p>191751.062</text:p>
          </table:table-cell>
          <table:table-cell office:value-type="float" office:value="27000" calcext:value-type="float">
            <text:p>27000</text:p>
          </table:table-cell>
          <table:table-cell office:value-type="float" office:value="24.078" calcext:value-type="float">
            <text:p>24.078</text:p>
          </table:table-cell>
          <table:table-cell office:value-type="float" office:value="107.709" calcext:value-type="float">
            <text:p>107.709</text:p>
          </table:table-cell>
          <table:table-cell office:value-type="string" calcext:value-type="string">
            <text:p>inf</text:p>
          </table:table-cell>
          <table:table-cell office:value-type="float" office:value="30" calcext:value-type="float">
            <text:p>30</text:p>
          </table:table-cell>
          <table:table-cell office:value-type="float" office:value="1.224" calcext:value-type="float">
            <text:p>1.224</text:p>
          </table:table-cell>
          <table:table-cell office:value-type="float" office:value="4.907" calcext:value-type="float">
            <text:p>4.907</text:p>
          </table:table-cell>
          <table:table-cell office:value-type="float" office:value="32212254720" calcext:value-type="float">
            <text:p>32212254720</text:p>
          </table:table-cell>
          <table:table-cell office:value-type="float" office:value="2453.078" calcext:value-type="float">
            <text:p>2453.078</text:p>
          </table:table-cell>
          <table:table-cell office:value-type="float" office:value="2.65252909304537E+032" calcext:value-type="float">
            <text:p>2.65252909304537E+0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7626.594" calcext:value-type="float">
            <text:p>287626.594</text:p>
          </table:table-cell>
          <table:table-cell office:value-type="float" office:value="29791" calcext:value-type="float">
            <text:p>29791</text:p>
          </table:table-cell>
          <table:table-cell office:value-type="float" office:value="24.544" calcext:value-type="float">
            <text:p>24.544</text:p>
          </table:table-cell>
          <table:table-cell office:value-type="float" office:value="112.663" calcext:value-type="float">
            <text:p>112.663</text:p>
          </table:table-cell>
          <table:table-cell office:value-type="string" calcext:value-type="string">
            <text:p>inf</text:p>
          </table:table-cell>
          <table:table-cell office:value-type="float" office:value="31" calcext:value-type="float">
            <text:p>31</text:p>
          </table:table-cell>
          <table:table-cell office:value-type="float" office:value="1.234" calcext:value-type="float">
            <text:p>1.234</text:p>
          </table:table-cell>
          <table:table-cell office:value-type="float" office:value="4.954" calcext:value-type="float">
            <text:p>4.954</text:p>
          </table:table-cell>
          <table:table-cell office:value-type="float" office:value="66571993088" calcext:value-type="float">
            <text:p>66571993088</text:p>
          </table:table-cell>
          <table:table-cell office:value-type="float" office:value="2773.535" calcext:value-type="float">
            <text:p>2773.535</text:p>
          </table:table-cell>
          <table:table-cell office:value-type="float" office:value="8.22283844758748E+033" calcext:value-type="float">
            <text:p>8.22283844758748E+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1439.875" calcext:value-type="float">
            <text:p>431439.875</text:p>
          </table:table-cell>
          <table:table-cell office:value-type="float" office:value="32768" calcext:value-type="float">
            <text:p>32768</text:p>
          </table:table-cell>
          <table:table-cell office:value-type="float" office:value="25" calcext:value-type="float">
            <text:p>25</text:p>
          </table:table-cell>
          <table:table-cell office:value-type="float" office:value="117.663" calcext:value-type="float">
            <text:p>117.663</text:p>
          </table:table-cell>
          <table:table-cell office:value-type="string" calcext:value-type="string">
            <text:p>inf</text:p>
          </table:table-cell>
          <table:table-cell office:value-type="float" office:value="32" calcext:value-type="float">
            <text:p>32</text:p>
          </table:table-cell>
          <table:table-cell office:value-type="float" office:value="1.243" calcext:value-type="float">
            <text:p>1.243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3125" calcext:value-type="float">
            <text:p>3125</text:p>
          </table:table-cell>
          <table:table-cell office:value-type="float" office:value="2.63130830322799E+035" calcext:value-type="float">
            <text:p>2.63130830322799E+0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7159.812" calcext:value-type="float">
            <text:p>647159.812</text:p>
          </table:table-cell>
          <table:table-cell office:value-type="float" office:value="35937" calcext:value-type="float">
            <text:p>35937</text:p>
          </table:table-cell>
          <table:table-cell office:value-type="float" office:value="25.446" calcext:value-type="float">
            <text:p>25.446</text:p>
          </table:table-cell>
          <table:table-cell office:value-type="float" office:value="122.708" calcext:value-type="float">
            <text:p>122.708</text:p>
          </table:table-cell>
          <table:table-cell office:value-type="string" calcext:value-type="string">
            <text:p>inf</text:p>
          </table:table-cell>
          <table:table-cell office:value-type="float" office:value="33" calcext:value-type="float">
            <text:p>33</text:p>
          </table:table-cell>
          <table:table-cell office:value-type="float" office:value="1.252" calcext:value-type="float">
            <text:p>1.252</text:p>
          </table:table-cell>
          <table:table-cell office:value-type="float" office:value="5.044" calcext:value-type="float">
            <text:p>5.044</text:p>
          </table:table-cell>
          <table:table-cell office:value-type="float" office:value="283467841536" calcext:value-type="float">
            <text:p>283467841536</text:p>
          </table:table-cell>
          <table:table-cell office:value-type="float" office:value="3509.503" calcext:value-type="float">
            <text:p>3509.503</text:p>
          </table:table-cell>
          <table:table-cell office:value-type="float" office:value="8.68331787602136E+036" calcext:value-type="float">
            <text:p>8.68331787602136E+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0739.75" calcext:value-type="float">
            <text:p>970739.75</text:p>
          </table:table-cell>
          <table:table-cell office:value-type="float" office:value="39304" calcext:value-type="float">
            <text:p>39304</text:p>
          </table:table-cell>
          <table:table-cell office:value-type="float" office:value="25.882" calcext:value-type="float">
            <text:p>25.882</text:p>
          </table:table-cell>
          <table:table-cell office:value-type="float" office:value="127.795" calcext:value-type="float">
            <text:p>127.795</text:p>
          </table:table-cell>
          <table:table-cell office:value-type="string" calcext:value-type="string">
            <text:p>inf</text:p>
          </table:table-cell>
          <table:table-cell office:value-type="float" office:value="34" calcext:value-type="float">
            <text:p>34</text:p>
          </table:table-cell>
          <table:table-cell office:value-type="float" office:value="1.26" calcext:value-type="float">
            <text:p>1.26</text:p>
          </table:table-cell>
          <table:table-cell office:value-type="float" office:value="5.087" calcext:value-type="float">
            <text:p>5.087</text:p>
          </table:table-cell>
          <table:table-cell office:value-type="float" office:value="584115552256" calcext:value-type="float">
            <text:p>584115552256</text:p>
          </table:table-cell>
          <table:table-cell office:value-type="float" office:value="3929.152" calcext:value-type="float">
            <text:p>3929.152</text:p>
          </table:table-cell>
          <table:table-cell office:value-type="float" office:value="2.95232883843762E+038" calcext:value-type="float">
            <text:p>2.95232883843762E+0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109.625" calcext:value-type="float">
            <text:p>1456109.625</text:p>
          </table:table-cell>
          <table:table-cell office:value-type="float" office:value="42875" calcext:value-type="float">
            <text:p>42875</text:p>
          </table:table-cell>
          <table:table-cell office:value-type="float" office:value="26.31" calcext:value-type="float">
            <text:p>26.3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5" calcext:value-type="float">
            <text:p>35</text:p>
          </table:table-cell>
          <table:table-cell office:value-type="float" office:value="1.268" calcext:value-type="float">
            <text:p>1.268</text:p>
          </table:table-cell>
          <table:table-cell office:value-type="float" office:value="5.129" calcext:value-type="float">
            <text:p>5.129</text:p>
          </table:table-cell>
          <table:table-cell office:value-type="float" office:value="1202590842880" calcext:value-type="float">
            <text:p>1202590842880</text:p>
          </table:table-cell>
          <table:table-cell office:value-type="float" office:value="4386.131" calcext:value-type="float">
            <text:p>4386.13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4164.5" calcext:value-type="float">
            <text:p>2184164.5</text:p>
          </table:table-cell>
          <table:table-cell office:value-type="float" office:value="46656" calcext:value-type="float">
            <text:p>46656</text:p>
          </table:table-cell>
          <table:table-cell office:value-type="float" office:value="26.728" calcext:value-type="float">
            <text:p>26.72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6" calcext:value-type="float">
            <text:p>36</text:p>
          </table:table-cell>
          <table:table-cell office:value-type="float" office:value="1.276" calcext:value-type="float">
            <text:p>1.276</text:p>
          </table:table-cell>
          <table:table-cell office:value-type="float" office:value="5.17" calcext:value-type="float">
            <text:p>5.17</text:p>
          </table:table-cell>
          <table:table-cell office:value-type="float" office:value="2473901162496" calcext:value-type="float">
            <text:p>2473901162496</text:p>
          </table:table-cell>
          <table:table-cell office:value-type="float" office:value="4882.7" calcext:value-type="float">
            <text:p>4882.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76246.5" calcext:value-type="float">
            <text:p>3276246.5</text:p>
          </table:table-cell>
          <table:table-cell office:value-type="float" office:value="50653" calcext:value-type="float">
            <text:p>50653</text:p>
          </table:table-cell>
          <table:table-cell office:value-type="float" office:value="27.138" calcext:value-type="float">
            <text:p>27.13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7" calcext:value-type="float">
            <text:p>37</text:p>
          </table:table-cell>
          <table:table-cell office:value-type="float" office:value="1.284" calcext:value-type="float">
            <text:p>1.284</text:p>
          </table:table-cell>
          <table:table-cell office:value-type="float" office:value="5.209" calcext:value-type="float">
            <text:p>5.209</text:p>
          </table:table-cell>
          <table:table-cell office:value-type="float" office:value="5085241278464" calcext:value-type="float">
            <text:p>5085241278464</text:p>
          </table:table-cell>
          <table:table-cell office:value-type="float" office:value="5421.198" calcext:value-type="float">
            <text:p>5421.19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14370" calcext:value-type="float">
            <text:p>4914370</text:p>
          </table:table-cell>
          <table:table-cell office:value-type="float" office:value="54872" calcext:value-type="float">
            <text:p>54872</text:p>
          </table:table-cell>
          <table:table-cell office:value-type="float" office:value="27.541" calcext:value-type="float">
            <text:p>27.54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8" calcext:value-type="float">
            <text:p>38</text:p>
          </table:table-cell>
          <table:table-cell office:value-type="float" office:value="1.291" calcext:value-type="float">
            <text:p>1.291</text:p>
          </table:table-cell>
          <table:table-cell office:value-type="float" office:value="5.248" calcext:value-type="float">
            <text:p>5.248</text:p>
          </table:table-cell>
          <table:table-cell office:value-type="float" office:value="10445360463872" calcext:value-type="float">
            <text:p>10445360463872</text:p>
          </table:table-cell>
          <table:table-cell office:value-type="float" office:value="6004.045" calcext:value-type="float">
            <text:p>6004.04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71555" calcext:value-type="float">
            <text:p>7371555</text:p>
          </table:table-cell>
          <table:table-cell office:value-type="float" office:value="59319" calcext:value-type="float">
            <text:p>59319</text:p>
          </table:table-cell>
          <table:table-cell office:value-type="float" office:value="27.935" calcext:value-type="float">
            <text:p>27.93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9" calcext:value-type="float">
            <text:p>39</text:p>
          </table:table-cell>
          <table:table-cell office:value-type="float" office:value="1.298" calcext:value-type="float">
            <text:p>1.298</text:p>
          </table:table-cell>
          <table:table-cell office:value-type="float" office:value="5.285" calcext:value-type="float">
            <text:p>5.285</text:p>
          </table:table-cell>
          <table:table-cell office:value-type="float" office:value="21440476741632" calcext:value-type="float">
            <text:p>21440476741632</text:p>
          </table:table-cell>
          <table:table-cell office:value-type="float" office:value="6633.738" calcext:value-type="float">
            <text:p>6633.73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57332" calcext:value-type="float">
            <text:p>11057332</text:p>
          </table:table-cell>
          <table:table-cell office:value-type="float" office:value="64000" calcext:value-type="float">
            <text:p>64000</text:p>
          </table:table-cell>
          <table:table-cell office:value-type="float" office:value="28.323" calcext:value-type="float">
            <text:p>28.32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0" calcext:value-type="float">
            <text:p>40</text:p>
          </table:table-cell>
          <table:table-cell office:value-type="float" office:value="1.305" calcext:value-type="float">
            <text:p>1.305</text:p>
          </table:table-cell>
          <table:table-cell office:value-type="float" office:value="5.322" calcext:value-type="float">
            <text:p>5.322</text:p>
          </table:table-cell>
          <table:table-cell office:value-type="float" office:value="43980465111040" calcext:value-type="float">
            <text:p>43980465111040</text:p>
          </table:table-cell>
          <table:table-cell office:value-type="float" office:value="7312.856" calcext:value-type="float">
            <text:p>7312.85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85998" calcext:value-type="float">
            <text:p>16585998</text:p>
          </table:table-cell>
          <table:table-cell office:value-type="float" office:value="68921" calcext:value-type="float">
            <text:p>68921</text:p>
          </table:table-cell>
          <table:table-cell office:value-type="float" office:value="28.703" calcext:value-type="float">
            <text:p>28.70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1" calcext:value-type="float">
            <text:p>41</text:p>
          </table:table-cell>
          <table:table-cell office:value-type="float" office:value="1.312" calcext:value-type="float">
            <text:p>1.312</text:p>
          </table:table-cell>
          <table:table-cell office:value-type="float" office:value="5.358" calcext:value-type="float">
            <text:p>5.358</text:p>
          </table:table-cell>
          <table:table-cell office:value-type="float" office:value="90159953477632" calcext:value-type="float">
            <text:p>90159953477632</text:p>
          </table:table-cell>
          <table:table-cell office:value-type="float" office:value="8044.062" calcext:value-type="float">
            <text:p>8044.06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878998" calcext:value-type="float">
            <text:p>24878998</text:p>
          </table:table-cell>
          <table:table-cell office:value-type="float" office:value="74088" calcext:value-type="float">
            <text:p>74088</text:p>
          </table:table-cell>
          <table:table-cell office:value-type="float" office:value="29.077" calcext:value-type="float">
            <text:p>29.07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2" calcext:value-type="float">
            <text:p>42</text:p>
          </table:table-cell>
          <table:table-cell office:value-type="float" office:value="1.318" calcext:value-type="float">
            <text:p>1.318</text:p>
          </table:table-cell>
          <table:table-cell office:value-type="float" office:value="5.392" calcext:value-type="float">
            <text:p>5.392</text:p>
          </table:table-cell>
          <table:table-cell office:value-type="float" office:value="184717953466368" calcext:value-type="float">
            <text:p>184717953466368</text:p>
          </table:table-cell>
          <table:table-cell office:value-type="float" office:value="8830.098" calcext:value-type="float">
            <text:p>8830.09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318496" calcext:value-type="float">
            <text:p>37318496</text:p>
          </table:table-cell>
          <table:table-cell office:value-type="float" office:value="79507" calcext:value-type="float">
            <text:p>79507</text:p>
          </table:table-cell>
          <table:table-cell office:value-type="float" office:value="29.444" calcext:value-type="float">
            <text:p>29.44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3" calcext:value-type="float">
            <text:p>43</text:p>
          </table:table-cell>
          <table:table-cell office:value-type="float" office:value="1.325" calcext:value-type="float">
            <text:p>1.325</text:p>
          </table:table-cell>
          <table:table-cell office:value-type="float" office:value="5.426" calcext:value-type="float">
            <text:p>5.426</text:p>
          </table:table-cell>
          <table:table-cell office:value-type="float" office:value="378231999954944" calcext:value-type="float">
            <text:p>378231999954944</text:p>
          </table:table-cell>
          <table:table-cell office:value-type="float" office:value="9673.793" calcext:value-type="float">
            <text:p>9673.79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977744" calcext:value-type="float">
            <text:p>55977744</text:p>
          </table:table-cell>
          <table:table-cell office:value-type="float" office:value="85184" calcext:value-type="float">
            <text:p>85184</text:p>
          </table:table-cell>
          <table:table-cell office:value-type="float" office:value="29.805" calcext:value-type="float">
            <text:p>29.80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4" calcext:value-type="float">
            <text:p>44</text:p>
          </table:table-cell>
          <table:table-cell office:value-type="float" office:value="1.331" calcext:value-type="float">
            <text:p>1.331</text:p>
          </table:table-cell>
          <table:table-cell office:value-type="float" office:value="5.459" calcext:value-type="float">
            <text:p>5.459</text:p>
          </table:table-cell>
          <table:table-cell office:value-type="float" office:value="774056185954304" calcext:value-type="float">
            <text:p>774056185954304</text:p>
          </table:table-cell>
          <table:table-cell office:value-type="float" office:value="10578.06" calcext:value-type="float">
            <text:p>10578.0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966616" calcext:value-type="float">
            <text:p>83966616</text:p>
          </table:table-cell>
          <table:table-cell office:value-type="float" office:value="91125" calcext:value-type="float">
            <text:p>91125</text:p>
          </table:table-cell>
          <table:table-cell office:value-type="float" office:value="30.16" calcext:value-type="float">
            <text:p>30.1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5" calcext:value-type="float">
            <text:p>45</text:p>
          </table:table-cell>
          <table:table-cell office:value-type="float" office:value="1.337" calcext:value-type="float">
            <text:p>1.337</text:p>
          </table:table-cell>
          <table:table-cell office:value-type="float" office:value="5.492" calcext:value-type="float">
            <text:p>5.492</text:p>
          </table:table-cell>
          <table:table-cell office:value-type="float" office:value="1583296743997440" calcext:value-type="float">
            <text:p>1583296743997440</text:p>
          </table:table-cell>
          <table:table-cell office:value-type="float" office:value="11545.895" calcext:value-type="float">
            <text:p>11545.89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949928" calcext:value-type="float">
            <text:p>125949928</text:p>
          </table:table-cell>
          <table:table-cell office:value-type="float" office:value="97336" calcext:value-type="float">
            <text:p>97336</text:p>
          </table:table-cell>
          <table:table-cell office:value-type="float" office:value="30.51" calcext:value-type="float">
            <text:p>30.5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6" calcext:value-type="float">
            <text:p>46</text:p>
          </table:table-cell>
          <table:table-cell office:value-type="float" office:value="1.343" calcext:value-type="float">
            <text:p>1.343</text:p>
          </table:table-cell>
          <table:table-cell office:value-type="float" office:value="5.524" calcext:value-type="float">
            <text:p>5.524</text:p>
          </table:table-cell>
          <table:table-cell office:value-type="float" office:value="3236962232172544" calcext:value-type="float">
            <text:p>3236962232172544</text:p>
          </table:table-cell>
          <table:table-cell office:value-type="float" office:value="12580.384" calcext:value-type="float">
            <text:p>12580.38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8924896" calcext:value-type="float">
            <text:p>188924896</text:p>
          </table:table-cell>
          <table:table-cell office:value-type="float" office:value="103823" calcext:value-type="float">
            <text:p>103823</text:p>
          </table:table-cell>
          <table:table-cell office:value-type="float" office:value="30.853" calcext:value-type="float">
            <text:p>30.85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7" calcext:value-type="float">
            <text:p>47</text:p>
          </table:table-cell>
          <table:table-cell office:value-type="float" office:value="1.348" calcext:value-type="float">
            <text:p>1.348</text:p>
          </table:table-cell>
          <table:table-cell office:value-type="float" office:value="5.555" calcext:value-type="float">
            <text:p>5.555</text:p>
          </table:table-cell>
          <table:table-cell office:value-type="float" office:value="6614661952700416" calcext:value-type="float">
            <text:p>6614661952700416</text:p>
          </table:table-cell>
          <table:table-cell office:value-type="float" office:value="13684.699" calcext:value-type="float">
            <text:p>13684.6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3387328" calcext:value-type="float">
            <text:p>283387328</text:p>
          </table:table-cell>
          <table:table-cell office:value-type="float" office:value="110592" calcext:value-type="float">
            <text:p>110592</text:p>
          </table:table-cell>
          <table:table-cell office:value-type="float" office:value="31.192" calcext:value-type="float">
            <text:p>31.192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8" calcext:value-type="float">
            <text:p>48</text:p>
          </table:table-cell>
          <table:table-cell office:value-type="float" office:value="1.354" calcext:value-type="float">
            <text:p>1.354</text:p>
          </table:table-cell>
          <table:table-cell office:value-type="float" office:value="5.585" calcext:value-type="float">
            <text:p>5.585</text:p>
          </table:table-cell>
          <table:table-cell office:value-type="float" office:value="1.35107988821115E+016" calcext:value-type="float">
            <text:p>1.35107988821115E+016</text:p>
          </table:table-cell>
          <table:table-cell office:value-type="float" office:value="14862.099" calcext:value-type="float">
            <text:p>14862.0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5080992" calcext:value-type="float">
            <text:p>425080992</text:p>
          </table:table-cell>
          <table:table-cell office:value-type="float" office:value="117649" calcext:value-type="float">
            <text:p>117649</text:p>
          </table:table-cell>
          <table:table-cell office:value-type="float" office:value="31.525" calcext:value-type="float">
            <text:p>31.52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9" calcext:value-type="float">
            <text:p>49</text:p>
          </table:table-cell>
          <table:table-cell office:value-type="float" office:value="1.359" calcext:value-type="float">
            <text:p>1.359</text:p>
          </table:table-cell>
          <table:table-cell office:value-type="float" office:value="5.615" calcext:value-type="float">
            <text:p>5.615</text:p>
          </table:table-cell>
          <table:table-cell office:value-type="float" office:value="2.75845477176443E+016" calcext:value-type="float">
            <text:p>2.75845477176443E+016</text:p>
          </table:table-cell>
          <table:table-cell office:value-type="float" office:value="16115.934" calcext:value-type="float">
            <text:p>16115.93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621504" calcext:value-type="float">
            <text:p>637621504</text:p>
          </table:table-cell>
          <table:table-cell office:value-type="float" office:value="125000" calcext:value-type="float">
            <text:p>125000</text:p>
          </table:table-cell>
          <table:table-cell office:value-type="float" office:value="31.853" calcext:value-type="float">
            <text:p>31.85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office:value-type="float" office:value="1.364" calcext:value-type="float">
            <text:p>1.364</text:p>
          </table:table-cell>
          <table:table-cell office:value-type="float" office:value="5.644" calcext:value-type="float">
            <text:p>5.644</text:p>
          </table:table-cell>
          <table:table-cell office:value-type="float" office:value="5.62949953421312E+016" calcext:value-type="float">
            <text:p>5.62949953421312E+016</text:p>
          </table:table-cell>
          <table:table-cell office:value-type="float" office:value="17449.643" calcext:value-type="float">
            <text:p>17449.64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432256" calcext:value-type="float">
            <text:p>956432256</text:p>
          </table:table-cell>
          <table:table-cell office:value-type="float" office:value="132651" calcext:value-type="float">
            <text:p>132651</text:p>
          </table:table-cell>
          <table:table-cell office:value-type="float" office:value="32.176" calcext:value-type="float">
            <text:p>32.17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1" calcext:value-type="float">
            <text:p>51</text:p>
          </table:table-cell>
          <table:table-cell office:value-type="float" office:value="1.369" calcext:value-type="float">
            <text:p>1.369</text:p>
          </table:table-cell>
          <table:table-cell office:value-type="float" office:value="5.672" calcext:value-type="float">
            <text:p>5.672</text:p>
          </table:table-cell>
          <table:table-cell office:value-type="float" office:value="1.14841790497948E+017" calcext:value-type="float">
            <text:p>1.14841790497948E+017</text:p>
          </table:table-cell>
          <table:table-cell office:value-type="float" office:value="18866.754" calcext:value-type="float">
            <text:p>18866.75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4648320" calcext:value-type="float">
            <text:p>1434648320</text:p>
          </table:table-cell>
          <table:table-cell office:value-type="float" office:value="140608" calcext:value-type="float">
            <text:p>140608</text:p>
          </table:table-cell>
          <table:table-cell office:value-type="float" office:value="32.495" calcext:value-type="float">
            <text:p>32.49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2" calcext:value-type="float">
            <text:p>52</text:p>
          </table:table-cell>
          <table:table-cell office:value-type="float" office:value="1.374" calcext:value-type="float">
            <text:p>1.374</text:p>
          </table:table-cell>
          <table:table-cell office:value-type="float" office:value="5.7" calcext:value-type="float">
            <text:p>5.7</text:p>
          </table:table-cell>
          <table:table-cell office:value-type="float" office:value="2.34187180623266E+017" calcext:value-type="float">
            <text:p>2.34187180623266E+017</text:p>
          </table:table-cell>
          <table:table-cell office:value-type="float" office:value="20370.891" calcext:value-type="float">
            <text:p>20370.89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51972608" calcext:value-type="float">
            <text:p>2151972608</text:p>
          </table:table-cell>
          <table:table-cell office:value-type="float" office:value="148877" calcext:value-type="float">
            <text:p>148877</text:p>
          </table:table-cell>
          <table:table-cell office:value-type="float" office:value="32.809" calcext:value-type="float">
            <text:p>32.80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3" calcext:value-type="float">
            <text:p>53</text:p>
          </table:table-cell>
          <table:table-cell office:value-type="float" office:value="1.379" calcext:value-type="float">
            <text:p>1.379</text:p>
          </table:table-cell>
          <table:table-cell office:value-type="float" office:value="5.728" calcext:value-type="float">
            <text:p>5.728</text:p>
          </table:table-cell>
          <table:table-cell office:value-type="float" office:value="4.77381560501273E+017" calcext:value-type="float">
            <text:p>4.77381560501273E+017</text:p>
          </table:table-cell>
          <table:table-cell office:value-type="float" office:value="21965.768" calcext:value-type="float">
            <text:p>21965.76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27958784" calcext:value-type="float">
            <text:p>3227958784</text:p>
          </table:table-cell>
          <table:table-cell office:value-type="float" office:value="157464" calcext:value-type="float">
            <text:p>157464</text:p>
          </table:table-cell>
          <table:table-cell office:value-type="float" office:value="33.119" calcext:value-type="float">
            <text:p>33.11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4" calcext:value-type="float">
            <text:p>54</text:p>
          </table:table-cell>
          <table:table-cell office:value-type="float" office:value="1.384" calcext:value-type="float">
            <text:p>1.384</text:p>
          </table:table-cell>
          <table:table-cell office:value-type="float" office:value="5.755" calcext:value-type="float">
            <text:p>5.755</text:p>
          </table:table-cell>
          <table:table-cell office:value-type="float" office:value="9.72777519512027E+017" calcext:value-type="float">
            <text:p>9.72777519512027E+017</text:p>
          </table:table-cell>
          <table:table-cell office:value-type="float" office:value="23655.193" calcext:value-type="float">
            <text:p>23655.19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1938432" calcext:value-type="float">
            <text:p>4841938432</text:p>
          </table:table-cell>
          <table:table-cell office:value-type="float" office:value="166375" calcext:value-type="float">
            <text:p>166375</text:p>
          </table:table-cell>
          <table:table-cell office:value-type="float" office:value="33.424" calcext:value-type="float">
            <text:p>33.42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5" calcext:value-type="float">
            <text:p>55</text:p>
          </table:table-cell>
          <table:table-cell office:value-type="float" office:value="1.388" calcext:value-type="float">
            <text:p>1.388</text:p>
          </table:table-cell>
          <table:table-cell office:value-type="float" office:value="5.781" calcext:value-type="float">
            <text:p>5.781</text:p>
          </table:table-cell>
          <table:table-cell office:value-type="float" office:value="1.98158383604302E+018" calcext:value-type="float">
            <text:p>1.98158383604302E+018</text:p>
          </table:table-cell>
          <table:table-cell office:value-type="float" office:value="25443.068" calcext:value-type="float">
            <text:p>25443.06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62907392" calcext:value-type="float">
            <text:p>7262907392</text:p>
          </table:table-cell>
          <table:table-cell office:value-type="float" office:value="175616" calcext:value-type="float">
            <text:p>175616</text:p>
          </table:table-cell>
          <table:table-cell office:value-type="float" office:value="33.725" calcext:value-type="float">
            <text:p>33.72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6" calcext:value-type="float">
            <text:p>56</text:p>
          </table:table-cell>
          <table:table-cell office:value-type="float" office:value="1.393" calcext:value-type="float">
            <text:p>1.393</text:p>
          </table:table-cell>
          <table:table-cell office:value-type="float" office:value="5.807" calcext:value-type="float">
            <text:p>5.807</text:p>
          </table:table-cell>
          <table:table-cell office:value-type="float" office:value="4.03522526612397E+018" calcext:value-type="float">
            <text:p>4.03522526612397E+018</text:p>
          </table:table-cell>
          <table:table-cell office:value-type="float" office:value="27333.393" calcext:value-type="float">
            <text:p>27333.39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94361600" calcext:value-type="float">
            <text:p>10894361600</text:p>
          </table:table-cell>
          <table:table-cell office:value-type="float" office:value="185193" calcext:value-type="float">
            <text:p>185193</text:p>
          </table:table-cell>
          <table:table-cell office:value-type="float" office:value="34.023" calcext:value-type="float">
            <text:p>34.02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7" calcext:value-type="float">
            <text:p>57</text:p>
          </table:table-cell>
          <table:table-cell office:value-type="float" office:value="1.397" calcext:value-type="float">
            <text:p>1.397</text:p>
          </table:table-cell>
          <table:table-cell office:value-type="float" office:value="5.833" calcext:value-type="float">
            <text:p>5.833</text:p>
          </table:table-cell>
          <table:table-cell office:value-type="float" office:value="8.21456572032378E+018" calcext:value-type="float">
            <text:p>8.21456572032378E+018</text:p>
          </table:table-cell>
          <table:table-cell office:value-type="float" office:value="29330.26" calcext:value-type="float">
            <text:p>29330.2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41541888" calcext:value-type="float">
            <text:p>16341541888</text:p>
          </table:table-cell>
          <table:table-cell office:value-type="float" office:value="195112" calcext:value-type="float">
            <text:p>195112</text:p>
          </table:table-cell>
          <table:table-cell office:value-type="float" office:value="34.316" calcext:value-type="float">
            <text:p>34.31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8" calcext:value-type="float">
            <text:p>58</text:p>
          </table:table-cell>
          <table:table-cell office:value-type="float" office:value="1.401" calcext:value-type="float">
            <text:p>1.401</text:p>
          </table:table-cell>
          <table:table-cell office:value-type="float" office:value="5.858" calcext:value-type="float">
            <text:p>5.858</text:p>
          </table:table-cell>
          <table:table-cell office:value-type="float" office:value="1.67173618167993E+019" calcext:value-type="float">
            <text:p>1.67173618167993E+019</text:p>
          </table:table-cell>
          <table:table-cell office:value-type="float" office:value="31437.857" calcext:value-type="float">
            <text:p>31437.85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512313344" calcext:value-type="float">
            <text:p>24512313344</text:p>
          </table:table-cell>
          <table:table-cell office:value-type="float" office:value="205379" calcext:value-type="float">
            <text:p>205379</text:p>
          </table:table-cell>
          <table:table-cell office:value-type="float" office:value="34.605" calcext:value-type="float">
            <text:p>34.60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9" calcext:value-type="float">
            <text:p>59</text:p>
          </table:table-cell>
          <table:table-cell office:value-type="float" office:value="1.405" calcext:value-type="float">
            <text:p>1.405</text:p>
          </table:table-cell>
          <table:table-cell office:value-type="float" office:value="5.883" calcext:value-type="float">
            <text:p>5.883</text:p>
          </table:table-cell>
          <table:table-cell office:value-type="float" office:value="3.4011184385902E+019" calcext:value-type="float">
            <text:p>3.4011184385902E+019</text:p>
          </table:table-cell>
          <table:table-cell office:value-type="float" office:value="33660.48" calcext:value-type="float">
            <text:p>33660.4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68468992" calcext:value-type="float">
            <text:p>36768468992</text:p>
          </table:table-cell>
          <table:table-cell office:value-type="float" office:value="216000" calcext:value-type="float">
            <text:p>216000</text:p>
          </table:table-cell>
          <table:table-cell office:value-type="float" office:value="34.891" calcext:value-type="float">
            <text:p>34.89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0" calcext:value-type="float">
            <text:p>60</text:p>
          </table:table-cell>
          <table:table-cell office:value-type="float" office:value="1.41" calcext:value-type="float">
            <text:p>1.41</text:p>
          </table:table-cell>
          <table:table-cell office:value-type="float" office:value="5.907" calcext:value-type="float">
            <text:p>5.907</text:p>
          </table:table-cell>
          <table:table-cell office:value-type="float" office:value="6.91752902764108E+019" calcext:value-type="float">
            <text:p>6.91752902764108E+019</text:p>
          </table:table-cell>
          <table:table-cell office:value-type="float" office:value="36002.512" calcext:value-type="float">
            <text:p>36002.51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152701440" calcext:value-type="float">
            <text:p>55152701440</text:p>
          </table:table-cell>
          <table:table-cell office:value-type="float" office:value="226981" calcext:value-type="float">
            <text:p>226981</text:p>
          </table:table-cell>
          <table:table-cell office:value-type="float" office:value="35.174" calcext:value-type="float">
            <text:p>35.17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1" calcext:value-type="float">
            <text:p>61</text:p>
          </table:table-cell>
          <table:table-cell office:value-type="float" office:value="1.414" calcext:value-type="float">
            <text:p>1.414</text:p>
          </table:table-cell>
          <table:table-cell office:value-type="float" office:value="5.931" calcext:value-type="float">
            <text:p>5.931</text:p>
          </table:table-cell>
          <table:table-cell office:value-type="float" office:value="1.40656423562035E+020" calcext:value-type="float">
            <text:p>1.40656423562035E+020</text:p>
          </table:table-cell>
          <table:table-cell office:value-type="float" office:value="38468.441" calcext:value-type="float">
            <text:p>38468.44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729058304" calcext:value-type="float">
            <text:p>82729058304</text:p>
          </table:table-cell>
          <table:table-cell office:value-type="float" office:value="238328" calcext:value-type="float">
            <text:p>238328</text:p>
          </table:table-cell>
          <table:table-cell office:value-type="float" office:value="35.452" calcext:value-type="float">
            <text:p>35.452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2" calcext:value-type="float">
            <text:p>62</text:p>
          </table:table-cell>
          <table:table-cell office:value-type="float" office:value="1.418" calcext:value-type="float">
            <text:p>1.418</text:p>
          </table:table-cell>
          <table:table-cell office:value-type="float" office:value="5.954" calcext:value-type="float">
            <text:p>5.954</text:p>
          </table:table-cell>
          <table:table-cell office:value-type="float" office:value="2.85924533142498E+020" calcext:value-type="float">
            <text:p>2.85924533142498E+020</text:p>
          </table:table-cell>
          <table:table-cell office:value-type="float" office:value="41062.855" calcext:value-type="float">
            <text:p>41062.85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4093579264" calcext:value-type="float">
            <text:p>124093579264</text:p>
          </table:table-cell>
          <table:table-cell office:value-type="float" office:value="250047" calcext:value-type="float">
            <text:p>250047</text:p>
          </table:table-cell>
          <table:table-cell office:value-type="float" office:value="35.728" calcext:value-type="float">
            <text:p>35.72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3" calcext:value-type="float">
            <text:p>63</text:p>
          </table:table-cell>
          <table:table-cell office:value-type="float" office:value="1.421" calcext:value-type="float">
            <text:p>1.421</text:p>
          </table:table-cell>
          <table:table-cell office:value-type="float" office:value="5.977" calcext:value-type="float">
            <text:p>5.977</text:p>
          </table:table-cell>
          <table:table-cell office:value-type="float" office:value="5.81072438321851E+020" calcext:value-type="float">
            <text:p>5.81072438321851E+020</text:p>
          </table:table-cell>
          <table:table-cell office:value-type="float" office:value="43790.445" calcext:value-type="float">
            <text:p>43790.44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140377088" calcext:value-type="float">
            <text:p>18614037708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4" calcext:value-type="float">
            <text:p>64</text:p>
          </table:table-cell>
          <table:table-cell office:value-type="float" office:value="1.425" calcext:value-type="float">
            <text:p>1.425</text:p>
          </table:table-cell>
          <table:table-cell office:value-type="float" office:value="6" calcext:value-type="float">
            <text:p>6</text:p>
          </table:table-cell>
          <table:table-cell office:value-type="float" office:value="1.18059162071741E+021" calcext:value-type="float">
            <text:p>1.18059162071741E+021</text:p>
          </table:table-cell>
          <table:table-cell office:value-type="float" office:value="46656" calcext:value-type="float">
            <text:p>4665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9210557440" calcext:value-type="float">
            <text:p>279210557440</text:p>
          </table:table-cell>
          <table:table-cell office:value-type="float" office:value="274625" calcext:value-type="float">
            <text:p>274625</text:p>
          </table:table-cell>
          <table:table-cell office:value-type="float" office:value="36.269" calcext:value-type="float">
            <text:p>36.26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5" calcext:value-type="float">
            <text:p>65</text:p>
          </table:table-cell>
          <table:table-cell office:value-type="float" office:value="1.429" calcext:value-type="float">
            <text:p>1.429</text:p>
          </table:table-cell>
          <table:table-cell office:value-type="float" office:value="6.022" calcext:value-type="float">
            <text:p>6.022</text:p>
          </table:table-cell>
          <table:table-cell office:value-type="float" office:value="2.39807672958224E+021" calcext:value-type="float">
            <text:p>2.39807672958224E+021</text:p>
          </table:table-cell>
          <table:table-cell office:value-type="float" office:value="49664.418" calcext:value-type="float">
            <text:p>49664.41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8815836160" calcext:value-type="float">
            <text:p>418815836160</text:p>
          </table:table-cell>
          <table:table-cell office:value-type="float" office:value="287496" calcext:value-type="float">
            <text:p>287496</text:p>
          </table:table-cell>
          <table:table-cell office:value-type="float" office:value="36.535" calcext:value-type="float">
            <text:p>36.53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6" calcext:value-type="float">
            <text:p>66</text:p>
          </table:table-cell>
          <table:table-cell office:value-type="float" office:value="1.433" calcext:value-type="float">
            <text:p>1.433</text:p>
          </table:table-cell>
          <table:table-cell office:value-type="float" office:value="6.044" calcext:value-type="float">
            <text:p>6.044</text:p>
          </table:table-cell>
          <table:table-cell office:value-type="float" office:value="4.86994043545932E+021" calcext:value-type="float">
            <text:p>4.86994043545932E+021</text:p>
          </table:table-cell>
          <table:table-cell office:value-type="float" office:value="52820.695" calcext:value-type="float">
            <text:p>52820.69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8223770624" calcext:value-type="float">
            <text:p>628223770624</text:p>
          </table:table-cell>
          <table:table-cell office:value-type="float" office:value="300763" calcext:value-type="float">
            <text:p>300763</text:p>
          </table:table-cell>
          <table:table-cell office:value-type="float" office:value="36.797" calcext:value-type="float">
            <text:p>36.79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7" calcext:value-type="float">
            <text:p>67</text:p>
          </table:table-cell>
          <table:table-cell office:value-type="float" office:value="1.436" calcext:value-type="float">
            <text:p>1.436</text:p>
          </table:table-cell>
          <table:table-cell office:value-type="float" office:value="6.066" calcext:value-type="float">
            <text:p>6.066</text:p>
          </table:table-cell>
          <table:table-cell office:value-type="float" office:value="9.88745482350832E+021" calcext:value-type="float">
            <text:p>9.88745482350832E+021</text:p>
          </table:table-cell>
          <table:table-cell office:value-type="float" office:value="56129.938" calcext:value-type="float">
            <text:p>56129.93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2335655936" calcext:value-type="float">
            <text:p>942335655936</text:p>
          </table:table-cell>
          <table:table-cell office:value-type="float" office:value="314432" calcext:value-type="float">
            <text:p>314432</text:p>
          </table:table-cell>
          <table:table-cell office:value-type="float" office:value="37.057" calcext:value-type="float">
            <text:p>37.05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8" calcext:value-type="float">
            <text:p>68</text:p>
          </table:table-cell>
          <table:table-cell office:value-type="float" office:value="1.44" calcext:value-type="float">
            <text:p>1.44</text:p>
          </table:table-cell>
          <table:table-cell office:value-type="float" office:value="6.087" calcext:value-type="float">
            <text:p>6.087</text:p>
          </table:table-cell>
          <table:table-cell office:value-type="float" office:value="2.0070057552196E+022" calcext:value-type="float">
            <text:p>2.0070057552196E+022</text:p>
          </table:table-cell>
          <table:table-cell office:value-type="float" office:value="59597.352" calcext:value-type="float">
            <text:p>59597.35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3503516672" calcext:value-type="float">
            <text:p>1413503516672</text:p>
          </table:table-cell>
          <table:table-cell office:value-type="float" office:value="328509" calcext:value-type="float">
            <text:p>328509</text:p>
          </table:table-cell>
          <table:table-cell office:value-type="float" office:value="37.314" calcext:value-type="float">
            <text:p>37.31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9" calcext:value-type="float">
            <text:p>69</text:p>
          </table:table-cell>
          <table:table-cell office:value-type="float" office:value="1.443" calcext:value-type="float">
            <text:p>1.443</text:p>
          </table:table-cell>
          <table:table-cell office:value-type="float" office:value="6.109" calcext:value-type="float">
            <text:p>6.109</text:p>
          </table:table-cell>
          <table:table-cell office:value-type="float" office:value="4.07304109147507E+022" calcext:value-type="float">
            <text:p>4.07304109147507E+022</text:p>
          </table:table-cell>
          <table:table-cell office:value-type="float" office:value="63228.258" calcext:value-type="float">
            <text:p>63228.25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0255143936" calcext:value-type="float">
            <text:p>2120255143936</text:p>
          </table:table-cell>
          <table:table-cell office:value-type="float" office:value="343000" calcext:value-type="float">
            <text:p>343000</text:p>
          </table:table-cell>
          <table:table-cell office:value-type="float" office:value="37.568" calcext:value-type="float">
            <text:p>37.56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0" calcext:value-type="float">
            <text:p>70</text:p>
          </table:table-cell>
          <table:table-cell office:value-type="float" office:value="1.447" calcext:value-type="float">
            <text:p>1.447</text:p>
          </table:table-cell>
          <table:table-cell office:value-type="float" office:value="6.129" calcext:value-type="float">
            <text:p>6.129</text:p>
          </table:table-cell>
          <table:table-cell office:value-type="float" office:value="8.26414134502188E+022" calcext:value-type="float">
            <text:p>8.26414134502188E+022</text:p>
          </table:table-cell>
          <table:table-cell office:value-type="float" office:value="67028.078" calcext:value-type="float">
            <text:p>67028.07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80382650368" calcext:value-type="float">
            <text:p>3180382650368</text:p>
          </table:table-cell>
          <table:table-cell office:value-type="float" office:value="357911" calcext:value-type="float">
            <text:p>357911</text:p>
          </table:table-cell>
          <table:table-cell office:value-type="float" office:value="37.819" calcext:value-type="float">
            <text:p>37.81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1" calcext:value-type="float">
            <text:p>71</text:p>
          </table:table-cell>
          <table:table-cell office:value-type="float" office:value="1.45" calcext:value-type="float">
            <text:p>1.45</text:p>
          </table:table-cell>
          <table:table-cell office:value-type="float" office:value="6.15" calcext:value-type="float">
            <text:p>6.15</text:p>
          </table:table-cell>
          <table:table-cell office:value-type="float" office:value="1.67644010141872E+023" calcext:value-type="float">
            <text:p>1.67644010141872E+023</text:p>
          </table:table-cell>
          <table:table-cell office:value-type="float" office:value="71002.336" calcext:value-type="float">
            <text:p>71002.33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70574106624" calcext:value-type="float">
            <text:p>4770574106624</text:p>
          </table:table-cell>
          <table:table-cell office:value-type="float" office:value="373248" calcext:value-type="float">
            <text:p>373248</text:p>
          </table:table-cell>
          <table:table-cell office:value-type="float" office:value="38.068" calcext:value-type="float">
            <text:p>38.06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2" calcext:value-type="float">
            <text:p>72</text:p>
          </table:table-cell>
          <table:table-cell office:value-type="float" office:value="1.453" calcext:value-type="float">
            <text:p>1.453</text:p>
          </table:table-cell>
          <table:table-cell office:value-type="float" office:value="6.17" calcext:value-type="float">
            <text:p>6.17</text:p>
          </table:table-cell>
          <table:table-cell office:value-type="float" office:value="3.40010386766615E+023" calcext:value-type="float">
            <text:p>3.40010386766615E+023</text:p>
          </table:table-cell>
          <table:table-cell office:value-type="float" office:value="75156.688" calcext:value-type="float">
            <text:p>75156.6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55861159936" calcext:value-type="float">
            <text:p>7155861159936</text:p>
          </table:table-cell>
          <table:table-cell office:value-type="float" office:value="389017" calcext:value-type="float">
            <text:p>389017</text:p>
          </table:table-cell>
          <table:table-cell office:value-type="float" office:value="38.314" calcext:value-type="float">
            <text:p>38.31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3" calcext:value-type="float">
            <text:p>73</text:p>
          </table:table-cell>
          <table:table-cell office:value-type="float" office:value="1.456" calcext:value-type="float">
            <text:p>1.456</text:p>
          </table:table-cell>
          <table:table-cell office:value-type="float" office:value="6.19" calcext:value-type="float">
            <text:p>6.19</text:p>
          </table:table-cell>
          <table:table-cell office:value-type="float" office:value="6.89465506498968E+023" calcext:value-type="float">
            <text:p>6.89465506498968E+023</text:p>
          </table:table-cell>
          <table:table-cell office:value-type="float" office:value="79496.867" calcext:value-type="float">
            <text:p>79496.86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33792264192" calcext:value-type="float">
            <text:p>10733792264192</text:p>
          </table:table-cell>
          <table:table-cell office:value-type="float" office:value="405224" calcext:value-type="float">
            <text:p>405224</text:p>
          </table:table-cell>
          <table:table-cell office:value-type="float" office:value="38.557" calcext:value-type="float">
            <text:p>38.55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4" calcext:value-type="float">
            <text:p>74</text:p>
          </table:table-cell>
          <table:table-cell office:value-type="float" office:value="1.46" calcext:value-type="float">
            <text:p>1.46</text:p>
          </table:table-cell>
          <table:table-cell office:value-type="float" office:value="6.209" calcext:value-type="float">
            <text:p>6.209</text:p>
          </table:table-cell>
          <table:table-cell office:value-type="float" office:value="1.39782047892941E+024" calcext:value-type="float">
            <text:p>1.39782047892941E+024</text:p>
          </table:table-cell>
          <table:table-cell office:value-type="float" office:value="84028.75" calcext:value-type="float">
            <text:p>84028.7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100687347712" calcext:value-type="float">
            <text:p>16100687347712</text:p>
          </table:table-cell>
          <table:table-cell office:value-type="float" office:value="421875" calcext:value-type="float">
            <text:p>421875</text:p>
          </table:table-cell>
          <table:table-cell office:value-type="float" office:value="38.798" calcext:value-type="float">
            <text:p>38.79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5" calcext:value-type="float">
            <text:p>75</text:p>
          </table:table-cell>
          <table:table-cell office:value-type="float" office:value="1.463" calcext:value-type="float">
            <text:p>1.463</text:p>
          </table:table-cell>
          <table:table-cell office:value-type="float" office:value="6.229" calcext:value-type="float">
            <text:p>6.229</text:p>
          </table:table-cell>
          <table:table-cell office:value-type="float" office:value="2.83341988972179E+024" calcext:value-type="float">
            <text:p>2.83341988972179E+024</text:p>
          </table:table-cell>
          <table:table-cell office:value-type="float" office:value="88758.305" calcext:value-type="float">
            <text:p>88758.30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151031021568" calcext:value-type="float">
            <text:p>24151031021568</text:p>
          </table:table-cell>
          <table:table-cell office:value-type="float" office:value="438976" calcext:value-type="float">
            <text:p>438976</text:p>
          </table:table-cell>
          <table:table-cell office:value-type="float" office:value="39.037" calcext:value-type="float">
            <text:p>39.03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6" calcext:value-type="float">
            <text:p>76</text:p>
          </table:table-cell>
          <table:table-cell office:value-type="float" office:value="1.466" calcext:value-type="float">
            <text:p>1.466</text:p>
          </table:table-cell>
          <table:table-cell office:value-type="float" office:value="6.248" calcext:value-type="float">
            <text:p>6.248</text:p>
          </table:table-cell>
          <table:table-cell office:value-type="float" office:value="5.74239764316949E+024" calcext:value-type="float">
            <text:p>5.74239764316949E+024</text:p>
          </table:table-cell>
          <table:table-cell office:value-type="float" office:value="93691.617" calcext:value-type="float">
            <text:p>93691.61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226547580928" calcext:value-type="float">
            <text:p>36226547580928</text:p>
          </table:table-cell>
          <table:table-cell office:value-type="float" office:value="456533" calcext:value-type="float">
            <text:p>456533</text:p>
          </table:table-cell>
          <table:table-cell office:value-type="float" office:value="39.273" calcext:value-type="float">
            <text:p>39.27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7" calcext:value-type="float">
            <text:p>77</text:p>
          </table:table-cell>
          <table:table-cell office:value-type="float" office:value="1.469" calcext:value-type="float">
            <text:p>1.469</text:p>
          </table:table-cell>
          <table:table-cell office:value-type="float" office:value="6.267" calcext:value-type="float">
            <text:p>6.267</text:p>
          </table:table-cell>
          <table:table-cell office:value-type="float" office:value="1.16359110137908E+025" calcext:value-type="float">
            <text:p>1.16359110137908E+025</text:p>
          </table:table-cell>
          <table:table-cell office:value-type="float" office:value="98834.883" calcext:value-type="float">
            <text:p>98834.88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339821371392" calcext:value-type="float">
            <text:p>54339821371392</text:p>
          </table:table-cell>
          <table:table-cell office:value-type="float" office:value="474552" calcext:value-type="float">
            <text:p>474552</text:p>
          </table:table-cell>
          <table:table-cell office:value-type="float" office:value="39.506" calcext:value-type="float">
            <text:p>39.50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8" calcext:value-type="float">
            <text:p>78</text:p>
          </table:table-cell>
          <table:table-cell office:value-type="float" office:value="1.472" calcext:value-type="float">
            <text:p>1.472</text:p>
          </table:table-cell>
          <table:table-cell office:value-type="float" office:value="6.285" calcext:value-type="float">
            <text:p>6.285</text:p>
          </table:table-cell>
          <table:table-cell office:value-type="float" office:value="2.35740534824853E+025" calcext:value-type="float">
            <text:p>2.35740534824853E+025</text:p>
          </table:table-cell>
          <table:table-cell office:value-type="float" office:value="104194.422" calcext:value-type="float">
            <text:p>104194.42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509729959936" calcext:value-type="float">
            <text:p>81509729959936</text:p>
          </table:table-cell>
          <table:table-cell office:value-type="float" office:value="493039" calcext:value-type="float">
            <text:p>493039</text:p>
          </table:table-cell>
          <table:table-cell office:value-type="float" office:value="39.738" calcext:value-type="float">
            <text:p>39.73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9" calcext:value-type="float">
            <text:p>79</text:p>
          </table:table-cell>
          <table:table-cell office:value-type="float" office:value="1.475" calcext:value-type="float">
            <text:p>1.475</text:p>
          </table:table-cell>
          <table:table-cell office:value-type="float" office:value="6.304" calcext:value-type="float">
            <text:p>6.304</text:p>
          </table:table-cell>
          <table:table-cell office:value-type="float" office:value="4.77525698747778E+025" calcext:value-type="float">
            <text:p>4.77525698747778E+025</text:p>
          </table:table-cell>
          <table:table-cell office:value-type="float" office:value="109776.664" calcext:value-type="float">
            <text:p>109776.66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264599134208" calcext:value-type="float">
            <text:p>122264599134208</text:p>
          </table:table-cell>
          <table:table-cell office:value-type="float" office:value="512000" calcext:value-type="float">
            <text:p>512000</text:p>
          </table:table-cell>
          <table:table-cell office:value-type="float" office:value="39.967" calcext:value-type="float">
            <text:p>39.96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0" calcext:value-type="float">
            <text:p>80</text:p>
          </table:table-cell>
          <table:table-cell office:value-type="float" office:value="1.478" calcext:value-type="float">
            <text:p>1.478</text:p>
          </table:table-cell>
          <table:table-cell office:value-type="float" office:value="6.322" calcext:value-type="float">
            <text:p>6.322</text:p>
          </table:table-cell>
          <table:table-cell office:value-type="float" office:value="9.67140655691703E+025" calcext:value-type="float">
            <text:p>9.67140655691703E+025</text:p>
          </table:table-cell>
          <table:table-cell office:value-type="float" office:value="115588.141" calcext:value-type="float">
            <text:p>115588.14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3396898701312" calcext:value-type="float">
            <text:p>183396898701312</text:p>
          </table:table-cell>
          <table:table-cell office:value-type="float" office:value="531441" calcext:value-type="float">
            <text:p>531441</text:p>
          </table:table-cell>
          <table:table-cell office:value-type="float" office:value="40.194" calcext:value-type="float">
            <text:p>40.19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1" calcext:value-type="float">
            <text:p>81</text:p>
          </table:table-cell>
          <table:table-cell office:value-type="float" office:value="1.48" calcext:value-type="float">
            <text:p>1.48</text:p>
          </table:table-cell>
          <table:table-cell office:value-type="float" office:value="6.34" calcext:value-type="float">
            <text:p>6.34</text:p>
          </table:table-cell>
          <table:table-cell office:value-type="float" office:value="1.9584598277757E+026" calcext:value-type="float">
            <text:p>1.9584598277757E+026</text:p>
          </table:table-cell>
          <table:table-cell office:value-type="float" office:value="121635.523" calcext:value-type="float">
            <text:p>121635.52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5095339663360" calcext:value-type="float">
            <text:p>275095339663360</text:p>
          </table:table-cell>
          <table:table-cell office:value-type="float" office:value="551368" calcext:value-type="float">
            <text:p>551368</text:p>
          </table:table-cell>
          <table:table-cell office:value-type="float" office:value="40.418" calcext:value-type="float">
            <text:p>40.41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2" calcext:value-type="float">
            <text:p>82</text:p>
          </table:table-cell>
          <table:table-cell office:value-type="float" office:value="1.483" calcext:value-type="float">
            <text:p>1.483</text:p>
          </table:table-cell>
          <table:table-cell office:value-type="float" office:value="6.358" calcext:value-type="float">
            <text:p>6.358</text:p>
          </table:table-cell>
          <table:table-cell office:value-type="float" office:value="3.96527668833598E+026" calcext:value-type="float">
            <text:p>3.96527668833598E+026</text:p>
          </table:table-cell>
          <table:table-cell office:value-type="float" office:value="127925.594" calcext:value-type="float">
            <text:p>127925.59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2643009495040" calcext:value-type="float">
            <text:p>412643009495040</text:p>
          </table:table-cell>
          <table:table-cell office:value-type="float" office:value="571787" calcext:value-type="float">
            <text:p>571787</text:p>
          </table:table-cell>
          <table:table-cell office:value-type="float" office:value="40.641" calcext:value-type="float">
            <text:p>40.64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3" calcext:value-type="float">
            <text:p>83</text:p>
          </table:table-cell>
          <table:table-cell office:value-type="float" office:value="1.486" calcext:value-type="float">
            <text:p>1.486</text:p>
          </table:table-cell>
          <table:table-cell office:value-type="float" office:value="6.375" calcext:value-type="float">
            <text:p>6.375</text:p>
          </table:table-cell>
          <table:table-cell office:value-type="float" office:value="8.02726744224114E+026" calcext:value-type="float">
            <text:p>8.02726744224114E+026</text:p>
          </table:table-cell>
          <table:table-cell office:value-type="float" office:value="134465.25" calcext:value-type="float">
            <text:p>134465.2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8964514242560" calcext:value-type="float">
            <text:p>618964514242560</text:p>
          </table:table-cell>
          <table:table-cell office:value-type="float" office:value="592704" calcext:value-type="float">
            <text:p>592704</text:p>
          </table:table-cell>
          <table:table-cell office:value-type="float" office:value="40.862" calcext:value-type="float">
            <text:p>40.862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4" calcext:value-type="float">
            <text:p>84</text:p>
          </table:table-cell>
          <table:table-cell office:value-type="float" office:value="1.489" calcext:value-type="float">
            <text:p>1.489</text:p>
          </table:table-cell>
          <table:table-cell office:value-type="float" office:value="6.392" calcext:value-type="float">
            <text:p>6.392</text:p>
          </table:table-cell>
          <table:table-cell office:value-type="float" office:value="1.62479630156206E+027" calcext:value-type="float">
            <text:p>1.62479630156206E+027</text:p>
          </table:table-cell>
          <table:table-cell office:value-type="float" office:value="141261.5" calcext:value-type="float">
            <text:p>141261.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8446771363840" calcext:value-type="float">
            <text:p>928446771363840</text:p>
          </table:table-cell>
          <table:table-cell office:value-type="float" office:value="614125" calcext:value-type="float">
            <text:p>614125</text:p>
          </table:table-cell>
          <table:table-cell office:value-type="float" office:value="41.08" calcext:value-type="float">
            <text:p>41.0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5" calcext:value-type="float">
            <text:p>85</text:p>
          </table:table-cell>
          <table:table-cell office:value-type="float" office:value="1.491" calcext:value-type="float">
            <text:p>1.491</text:p>
          </table:table-cell>
          <table:table-cell office:value-type="float" office:value="6.409" calcext:value-type="float">
            <text:p>6.409</text:p>
          </table:table-cell>
          <table:table-cell office:value-type="float" office:value="3.28827822935179E+027" calcext:value-type="float">
            <text:p>3.28827822935179E+027</text:p>
          </table:table-cell>
          <table:table-cell office:value-type="float" office:value="148321.484" calcext:value-type="float">
            <text:p>148321.48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2670123491328" calcext:value-type="float">
            <text:p>1392670123491328</text:p>
          </table:table-cell>
          <table:table-cell office:value-type="float" office:value="636056" calcext:value-type="float">
            <text:p>636056</text:p>
          </table:table-cell>
          <table:table-cell office:value-type="float" office:value="41.297" calcext:value-type="float">
            <text:p>41.29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6" calcext:value-type="float">
            <text:p>86</text:p>
          </table:table-cell>
          <table:table-cell office:value-type="float" office:value="1.494" calcext:value-type="float">
            <text:p>1.494</text:p>
          </table:table-cell>
          <table:table-cell office:value-type="float" office:value="6.426" calcext:value-type="float">
            <text:p>6.426</text:p>
          </table:table-cell>
          <table:table-cell office:value-type="float" office:value="6.65392771115892E+027" calcext:value-type="float">
            <text:p>6.65392771115892E+027</text:p>
          </table:table-cell>
          <table:table-cell office:value-type="float" office:value="155652.453" calcext:value-type="float">
            <text:p>155652.45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9005252345856" calcext:value-type="float">
            <text:p>2089005252345856</text:p>
          </table:table-cell>
          <table:table-cell office:value-type="float" office:value="658503" calcext:value-type="float">
            <text:p>658503</text:p>
          </table:table-cell>
          <table:table-cell office:value-type="float" office:value="41.512" calcext:value-type="float">
            <text:p>41.512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7" calcext:value-type="float">
            <text:p>87</text:p>
          </table:table-cell>
          <table:table-cell office:value-type="float" office:value="1.496" calcext:value-type="float">
            <text:p>1.496</text:p>
          </table:table-cell>
          <table:table-cell office:value-type="float" office:value="6.443" calcext:value-type="float">
            <text:p>6.443</text:p>
          </table:table-cell>
          <table:table-cell office:value-type="float" office:value="1.34625979272285E+028" calcext:value-type="float">
            <text:p>1.34625979272285E+028</text:p>
          </table:table-cell>
          <table:table-cell office:value-type="float" office:value="163261.797" calcext:value-type="float">
            <text:p>163261.79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33508012736512" calcext:value-type="float">
            <text:p>3133508012736512</text:p>
          </table:table-cell>
          <table:table-cell office:value-type="float" office:value="681472" calcext:value-type="float">
            <text:p>681472</text:p>
          </table:table-cell>
          <table:table-cell office:value-type="float" office:value="41.724" calcext:value-type="float">
            <text:p>41.72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8" calcext:value-type="float">
            <text:p>88</text:p>
          </table:table-cell>
          <table:table-cell office:value-type="float" office:value="1.499" calcext:value-type="float">
            <text:p>1.499</text:p>
          </table:table-cell>
          <table:table-cell office:value-type="float" office:value="6.459" calcext:value-type="float">
            <text:p>6.459</text:p>
          </table:table-cell>
          <table:table-cell office:value-type="float" office:value="2.72346808642784E+028" calcext:value-type="float">
            <text:p>2.72346808642784E+028</text:p>
          </table:table-cell>
          <table:table-cell office:value-type="float" office:value="171157.016" calcext:value-type="float">
            <text:p>171157.0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00261884887040" calcext:value-type="float">
            <text:p>4700261884887040</text:p>
          </table:table-cell>
          <table:table-cell office:value-type="float" office:value="704969" calcext:value-type="float">
            <text:p>704969</text:p>
          </table:table-cell>
          <table:table-cell office:value-type="float" office:value="41.935" calcext:value-type="float">
            <text:p>41.93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9" calcext:value-type="float">
            <text:p>89</text:p>
          </table:table-cell>
          <table:table-cell office:value-type="float" office:value="1.502" calcext:value-type="float">
            <text:p>1.502</text:p>
          </table:table-cell>
          <table:table-cell office:value-type="float" office:value="6.476" calcext:value-type="float">
            <text:p>6.476</text:p>
          </table:table-cell>
          <table:table-cell office:value-type="float" office:value="5.50883317481994E+028" calcext:value-type="float">
            <text:p>5.50883317481994E+028</text:p>
          </table:table-cell>
          <table:table-cell office:value-type="float" office:value="179345.734" calcext:value-type="float">
            <text:p>179345.73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0392827330560" calcext:value-type="float">
            <text:p>7050392827330560</text:p>
          </table:table-cell>
          <table:table-cell office:value-type="float" office:value="729000" calcext:value-type="float">
            <text:p>729000</text:p>
          </table:table-cell>
          <table:table-cell office:value-type="float" office:value="42.144" calcext:value-type="float">
            <text:p>42.14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0" calcext:value-type="float">
            <text:p>90</text:p>
          </table:table-cell>
          <table:table-cell office:value-type="float" office:value="1.504" calcext:value-type="float">
            <text:p>1.504</text:p>
          </table:table-cell>
          <table:table-cell office:value-type="float" office:value="6.492" calcext:value-type="float">
            <text:p>6.492</text:p>
          </table:table-cell>
          <table:table-cell office:value-type="float" office:value="1.11414603535684E+029" calcext:value-type="float">
            <text:p>1.11414603535684E+029</text:p>
          </table:table-cell>
          <table:table-cell office:value-type="float" office:value="187835.703" calcext:value-type="float">
            <text:p>187835.70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755892409958E+016" calcext:value-type="float">
            <text:p>1.05755892409958E+016</text:p>
          </table:table-cell>
          <table:table-cell office:value-type="float" office:value="753571" calcext:value-type="float">
            <text:p>753571</text:p>
          </table:table-cell>
          <table:table-cell office:value-type="float" office:value="42.351" calcext:value-type="float">
            <text:p>42.35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1" calcext:value-type="float">
            <text:p>91</text:p>
          </table:table-cell>
          <table:table-cell office:value-type="float" office:value="1.506" calcext:value-type="float">
            <text:p>1.506</text:p>
          </table:table-cell>
          <table:table-cell office:value-type="float" office:value="6.508" calcext:value-type="float">
            <text:p>6.508</text:p>
          </table:table-cell>
          <table:table-cell office:value-type="float" office:value="2.25305087149939E+029" calcext:value-type="float">
            <text:p>2.25305087149939E+029</text:p>
          </table:table-cell>
          <table:table-cell office:value-type="float" office:value="196634.797" calcext:value-type="float">
            <text:p>196634.79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58633833246228E+016" calcext:value-type="float">
            <text:p>1.58633833246228E+016</text:p>
          </table:table-cell>
          <table:table-cell office:value-type="float" office:value="778688" calcext:value-type="float">
            <text:p>778688</text:p>
          </table:table-cell>
          <table:table-cell office:value-type="float" office:value="42.557" calcext:value-type="float">
            <text:p>42.55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2" calcext:value-type="float">
            <text:p>92</text:p>
          </table:table-cell>
          <table:table-cell office:value-type="float" office:value="1.509" calcext:value-type="float">
            <text:p>1.509</text:p>
          </table:table-cell>
          <table:table-cell office:value-type="float" office:value="6.524" calcext:value-type="float">
            <text:p>6.524</text:p>
          </table:table-cell>
          <table:table-cell office:value-type="float" office:value="4.5556193445702E+029" calcext:value-type="float">
            <text:p>4.5556193445702E+029</text:p>
          </table:table-cell>
          <table:table-cell office:value-type="float" office:value="205751.016" calcext:value-type="float">
            <text:p>205751.0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3795076597547E+016" calcext:value-type="float">
            <text:p>2.3795076597547E+016</text:p>
          </table:table-cell>
          <table:table-cell office:value-type="float" office:value="804357" calcext:value-type="float">
            <text:p>804357</text:p>
          </table:table-cell>
          <table:table-cell office:value-type="float" office:value="42.761" calcext:value-type="float">
            <text:p>42.76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3" calcext:value-type="float">
            <text:p>93</text:p>
          </table:table-cell>
          <table:table-cell office:value-type="float" office:value="1.511" calcext:value-type="float">
            <text:p>1.511</text:p>
          </table:table-cell>
          <table:table-cell office:value-type="float" office:value="6.539" calcext:value-type="float">
            <text:p>6.539</text:p>
          </table:table-cell>
          <table:table-cell office:value-type="float" office:value="9.21027389228323E+029" calcext:value-type="float">
            <text:p>9.21027389228323E+029</text:p>
          </table:table-cell>
          <table:table-cell office:value-type="float" office:value="215192.5" calcext:value-type="float">
            <text:p>215192.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56926127488369E+016" calcext:value-type="float">
            <text:p>3.56926127488369E+016</text:p>
          </table:table-cell>
          <table:table-cell office:value-type="float" office:value="830584" calcext:value-type="float">
            <text:p>830584</text:p>
          </table:table-cell>
          <table:table-cell office:value-type="float" office:value="42.963" calcext:value-type="float">
            <text:p>42.96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4" calcext:value-type="float">
            <text:p>94</text:p>
          </table:table-cell>
          <table:table-cell office:value-type="float" office:value="1.514" calcext:value-type="float">
            <text:p>1.514</text:p>
          </table:table-cell>
          <table:table-cell office:value-type="float" office:value="6.555" calcext:value-type="float">
            <text:p>6.555</text:p>
          </table:table-cell>
          <table:table-cell office:value-type="float" office:value="1.86186181908521E+030" calcext:value-type="float">
            <text:p>1.86186181908521E+030</text:p>
          </table:table-cell>
          <table:table-cell office:value-type="float" office:value="224967.469" calcext:value-type="float">
            <text:p>224967.46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5389191232553E+016" calcext:value-type="float">
            <text:p>5.35389191232553E+016</text:p>
          </table:table-cell>
          <table:table-cell office:value-type="float" office:value="857375" calcext:value-type="float">
            <text:p>857375</text:p>
          </table:table-cell>
          <table:table-cell office:value-type="float" office:value="43.163" calcext:value-type="float">
            <text:p>43.16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5" calcext:value-type="float">
            <text:p>95</text:p>
          </table:table-cell>
          <table:table-cell office:value-type="float" office:value="1.516" calcext:value-type="float">
            <text:p>1.516</text:p>
          </table:table-cell>
          <table:table-cell office:value-type="float" office:value="6.57" calcext:value-type="float">
            <text:p>6.57</text:p>
          </table:table-cell>
          <table:table-cell office:value-type="float" office:value="3.76333771942756E+030" calcext:value-type="float">
            <text:p>3.76333771942756E+030</text:p>
          </table:table-cell>
          <table:table-cell office:value-type="float" office:value="235084.344" calcext:value-type="float">
            <text:p>235084.34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03083808323666E+016" calcext:value-type="float">
            <text:p>8.03083808323666E+016</text:p>
          </table:table-cell>
          <table:table-cell office:value-type="float" office:value="884736" calcext:value-type="float">
            <text:p>884736</text:p>
          </table:table-cell>
          <table:table-cell office:value-type="float" office:value="43.362" calcext:value-type="float">
            <text:p>43.362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6" calcext:value-type="float">
            <text:p>96</text:p>
          </table:table-cell>
          <table:table-cell office:value-type="float" office:value="1.518" calcext:value-type="float">
            <text:p>1.518</text:p>
          </table:table-cell>
          <table:table-cell office:value-type="float" office:value="6.585" calcext:value-type="float">
            <text:p>6.585</text:p>
          </table:table-cell>
          <table:table-cell office:value-type="float" office:value="7.60590360136938E+030" calcext:value-type="float">
            <text:p>7.60590360136938E+030</text:p>
          </table:table-cell>
          <table:table-cell office:value-type="float" office:value="245551.625" calcext:value-type="float">
            <text:p>245551.62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2046257124855E+017" calcext:value-type="float">
            <text:p>1.2046257124855E+017</text:p>
          </table:table-cell>
          <table:table-cell office:value-type="float" office:value="912673" calcext:value-type="float">
            <text:p>912673</text:p>
          </table:table-cell>
          <table:table-cell office:value-type="float" office:value="43.559" calcext:value-type="float">
            <text:p>43.55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7" calcext:value-type="float">
            <text:p>97</text:p>
          </table:table-cell>
          <table:table-cell office:value-type="float" office:value="1.521" calcext:value-type="float">
            <text:p>1.521</text:p>
          </table:table-cell>
          <table:table-cell office:value-type="float" office:value="6.6" calcext:value-type="float">
            <text:p>6.6</text:p>
          </table:table-cell>
          <table:table-cell office:value-type="float" office:value="1.53702635277673E+031" calcext:value-type="float">
            <text:p>1.53702635277673E+031</text:p>
          </table:table-cell>
          <table:table-cell office:value-type="float" office:value="256377.969" calcext:value-type="float">
            <text:p>256377.96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80693861167792E+017" calcext:value-type="float">
            <text:p>1.80693861167792E+017</text:p>
          </table:table-cell>
          <table:table-cell office:value-type="float" office:value="941192" calcext:value-type="float">
            <text:p>941192</text:p>
          </table:table-cell>
          <table:table-cell office:value-type="float" office:value="43.754" calcext:value-type="float">
            <text:p>43.75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8" calcext:value-type="float">
            <text:p>98</text:p>
          </table:table-cell>
          <table:table-cell office:value-type="float" office:value="1.523" calcext:value-type="float">
            <text:p>1.523</text:p>
          </table:table-cell>
          <table:table-cell office:value-type="float" office:value="6.615" calcext:value-type="float">
            <text:p>6.615</text:p>
          </table:table-cell>
          <table:table-cell office:value-type="float" office:value="3.10574397055916E+031" calcext:value-type="float">
            <text:p>3.10574397055916E+031</text:p>
          </table:table-cell>
          <table:table-cell office:value-type="float" office:value="267572.125" calcext:value-type="float">
            <text:p>267572.12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1040783161754E+017" calcext:value-type="float">
            <text:p>2.71040783161754E+017</text:p>
          </table:table-cell>
          <table:table-cell office:value-type="float" office:value="970299" calcext:value-type="float">
            <text:p>970299</text:p>
          </table:table-cell>
          <table:table-cell office:value-type="float" office:value="43.948" calcext:value-type="float">
            <text:p>43.94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9" calcext:value-type="float">
            <text:p>99</text:p>
          </table:table-cell>
          <table:table-cell office:value-type="float" office:value="1.525" calcext:value-type="float">
            <text:p>1.525</text:p>
          </table:table-cell>
          <table:table-cell office:value-type="float" office:value="6.629" calcext:value-type="float">
            <text:p>6.629</text:p>
          </table:table-cell>
          <table:table-cell office:value-type="float" office:value="6.27487047112974E+031" calcext:value-type="float">
            <text:p>6.27487047112974E+031</text:p>
          </table:table-cell>
          <table:table-cell office:value-type="float" office:value="279143" calcext:value-type="float">
            <text:p>27914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.065611919225E+017" calcext:value-type="float">
            <text:p>4.065611919225E+01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4.141" calcext:value-type="float">
            <text:p>44.141</text:p>
          </table:table-cell>
          <table:table-cell table:number-columns-repeated="2" table:style-name="Default" office:value-type="string" calcext:value-type="string">
            <text:p>inf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.527" calcext:value-type="float">
            <text:p>1.527</text:p>
          </table:table-cell>
          <table:table-cell table:style-name="Default" office:value-type="float" office:value="6.644" calcext:value-type="float">
            <text:p>6.644</text:p>
          </table:table-cell>
          <table:table-cell table:style-name="Default" office:value-type="float" office:value="1.26765060022823E+032" calcext:value-type="float">
            <text:p>1.26765060022823E+032</text:p>
          </table:table-cell>
          <table:table-cell table:style-name="Default" office:value-type="float" office:value="291099.656" calcext:value-type="float">
            <text:p>291099.656</text:p>
          </table:table-cell>
          <table:table-cell office:value-type="string" calcext:value-type="string">
            <text:p>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2:35:46.960849186</meta:creation-date>
    <dc:date>2023-01-30T13:13:16.617718523</dc:date>
    <meta:editing-duration>PT15M16S</meta:editing-duration>
    <meta:editing-cycles>4</meta:editing-cycles>
    <meta:generator>LibreOffice/5.1.6.2$Linux_X86_64 LibreOffice_project/10m0$Build-2</meta:generator>
    <meta:document-statistic meta:table-count="1" meta:cell-count="122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94cm" svg:height="6.268cm" xlink:href=".." xlink:type="simple" chart:class="chart:line" chart:style-name="ch1">
        <chart:legend chart:legend-position="end" svg:x="6.042cm" svg:y="2.835cm" style:legend-expansion="high" chart:style-name="ch2"/>
        <chart:plot-area chart:style-name="ch3" table:cell-range-address="Sheet1.B2:Sheet1.B102" svg:x="0.177cm" svg:y="0.125cm" svg:width="5.688cm" svg:height="6.018cm">
          <chartooo:coordinate-region svg:x="1.91cm" svg:y="0.324cm" svg:width="3.955cm" svg:height="5.0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2">
                <text:p>5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94">
                <text:p>7.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91">
                <text:p>11.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086">
                <text:p>17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629">
                <text:p>25.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443">
                <text:p>38.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65">
                <text:p>57.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498">
                <text:p>86.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746">
                <text:p>129.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929">
                <text:p>291.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7.894">
                <text:p>437.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.841">
                <text:p>656.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5.261">
                <text:p>985.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.892">
                <text:p>1477.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6.838">
                <text:p>2216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5.257">
                <text:p>3325.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87.885">
                <text:p>4987.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81.828">
                <text:p>7481.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22.741">
                <text:p>11222.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34.111">
                <text:p>16834.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251.168">
                <text:p>25251.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76.754">
                <text:p>37876.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815.129">
                <text:p>56815.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222.695">
                <text:p>85222.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834.039">
                <text:p>127834.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751.062">
                <text:p>191751.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626.594">
                <text:p>287626.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1439.875">
                <text:p>431439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7159.812">
                <text:p>647159.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0739.75">
                <text:p>970739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6109.625">
                <text:p>1456109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4164.5">
                <text:p>218416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6246.5">
                <text:p>3276246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14370">
                <text:p>49143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71555">
                <text:p>7371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7332">
                <text:p>110573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85998">
                <text:p>16585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78998">
                <text:p>24878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318496">
                <text:p>37318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977744">
                <text:p>55977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966616">
                <text:p>83966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49928">
                <text:p>125949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924896">
                <text:p>188924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387328">
                <text:p>283387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5080992">
                <text:p>4250809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7621504">
                <text:p>637621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6432256">
                <text:p>956432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34648320">
                <text:p>14346483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1972608">
                <text:p>2151972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7958784">
                <text:p>3227958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1938432">
                <text:p>4841938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62907392">
                <text:p>7262907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94361600">
                <text:p>10894361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41541888">
                <text:p>163415418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512313344">
                <text:p>24512313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68468992">
                <text:p>36768468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152701440">
                <text:p>551527014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729058304">
                <text:p>82729058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093579264">
                <text:p>124093579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140377088">
                <text:p>186140377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9210557440">
                <text:p>2792105574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8815836160">
                <text:p>418815836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8223770624">
                <text:p>628223770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2335655936">
                <text:p>942335655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3503516672">
                <text:p>1413503516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20255143936">
                <text:p>2120255143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80382650368">
                <text:p>3180382650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70574106624">
                <text:p>4770574106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55861159936">
                <text:p>7155861159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33792264192">
                <text:p>10733792264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100687347712">
                <text:p>16100687347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151031021568">
                <text:p>24151031021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226547580928">
                <text:p>3622654758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339821371392">
                <text:p>54339821371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509729959936">
                <text:p>81509729959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264599134208">
                <text:p>122264599134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396898701312">
                <text:p>183396898701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095339663360">
                <text:p>2750953396633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2643009495040">
                <text:p>4126430094950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8964514242560">
                <text:p>618964514242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8446771363840">
                <text:p>9284467713638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2670123491328">
                <text:p>1392670123491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9005252345856">
                <text:p>20890052523458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33508012736512">
                <text:p>3133508012736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00261884887040">
                <text:p>4700261884887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50392827330560">
                <text:p>70503928273305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5755892409958E+016">
                <text:p>1.05755892409958E+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8633833246228E+016">
                <text:p>1.58633833246228E+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795076597547E+016">
                <text:p>2.3795076597547E+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6926127488369E+016">
                <text:p>3.56926127488369E+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5389191232553E+016">
                <text:p>5.35389191232553E+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03083808323666E+016">
                <text:p>8.03083808323666E+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046257124855E+017">
                <text:p>1.2046257124855E+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0693861167792E+017">
                <text:p>1.80693861167792E+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1040783161754E+017">
                <text:p>2.71040783161754E+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72cm" svg:height="5.711cm" xlink:href=".." xlink:type="simple" chart:class="chart:line" chart:style-name="ch1">
        <chart:legend chart:legend-position="end" svg:x="7.393cm" svg:y="2.556cm" style:legend-expansion="high" chart:style-name="ch2"/>
        <chart:plot-area chart:style-name="ch3" table:cell-range-address="Sheet1.G3:Sheet1.G103" svg:x="0.147cm" svg:y="0.037cm" svg:width="7.743cm" svg:height="5.645cm">
          <chartooo:coordinate-region svg:x="0.954cm" svg:y="0.236cm" svg:width="6.936cm" svg:height="4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03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951cm" xlink:href=".." xlink:type="simple" chart:class="chart:line" chart:style-name="ch1">
        <chart:legend chart:legend-position="end" svg:x="7.362cm" svg:y="2.676cm" style:legend-expansion="high" chart:style-name="ch2"/>
        <chart:plot-area chart:style-name="ch3" table:cell-range-address="Sheet1.L3:Sheet1.L23" svg:x="0.203cm" svg:y="0.119cm" svg:width="6.956cm" svg:height="5.713cm">
          <chartooo:coordinate-region svg:x="1.645cm" svg:y="0.318cm" svg:width="5.083cm" svg:height="4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3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16800">
                <text:p>39916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9001600">
                <text:p>47900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27020800">
                <text:p>6227020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78289152">
                <text:p>87178289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7674279936">
                <text:p>1307674279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22788478976">
                <text:p>20922788478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687414628352">
                <text:p>355687414628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2374067290112">
                <text:p>6402374067290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645096004223E+017">
                <text:p>1.21645096004223E+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3290229804158E+018">
                <text:p>2.43290229804158E+0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91cm" svg:height="6.35cm" xlink:href=".." xlink:type="simple" chart:class="chart:line" chart:style-name="ch1">
        <chart:legend chart:legend-position="end" svg:x="7.639cm" svg:y="2.876cm" style:legend-expansion="high" chart:style-name="ch2"/>
        <chart:plot-area chart:style-name="ch3" table:cell-range-address="Sheet1.C2:Sheet1.C102" svg:x="0.209cm" svg:y="0.127cm" svg:width="7.221cm" svg:height="6.096cm">
          <chartooo:coordinate-region svg:x="1.571cm" svg:y="0.248cm" svg:width="5.534cm" svg:height="4.9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76">
                <text:p>17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791">
                <text:p>29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37">
                <text:p>35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04">
                <text:p>39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875">
                <text:p>42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56">
                <text:p>46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653">
                <text:p>50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872">
                <text:p>54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319">
                <text:p>59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921">
                <text:p>68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088">
                <text:p>74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507">
                <text:p>79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184">
                <text:p>85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125">
                <text:p>91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336">
                <text:p>97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823">
                <text:p>103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592">
                <text:p>110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649">
                <text:p>117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651">
                <text:p>13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608">
                <text:p>140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877">
                <text:p>148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464">
                <text:p>157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375">
                <text:p>166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616">
                <text:p>175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193">
                <text:p>185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112">
                <text:p>195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379">
                <text:p>205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6981">
                <text:p>226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328">
                <text:p>23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47">
                <text:p>250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625">
                <text:p>274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496">
                <text:p>287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763">
                <text:p>3007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4432">
                <text:p>314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8509">
                <text:p>328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3000">
                <text:p>34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7911">
                <text:p>357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248">
                <text:p>373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017">
                <text:p>389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224">
                <text:p>405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1875">
                <text:p>42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8976">
                <text:p>438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6533">
                <text:p>456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4552">
                <text:p>474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039">
                <text:p>493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000">
                <text:p>51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1441">
                <text:p>531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1368">
                <text:p>551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1787">
                <text:p>571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2704">
                <text:p>592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4125">
                <text:p>614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6056">
                <text:p>636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8503">
                <text:p>658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1472">
                <text:p>681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4969">
                <text:p>7049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9000">
                <text:p>729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3571">
                <text:p>753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8688">
                <text:p>77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4357">
                <text:p>804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0584">
                <text:p>830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7375">
                <text:p>857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4736">
                <text:p>884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2673">
                <text:p>912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1192">
                <text:p>941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0299">
                <text:p>97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6.084cm" xlink:href=".." xlink:type="simple" chart:class="chart:line" chart:style-name="ch1">
        <chart:legend chart:legend-position="end" svg:x="7.612cm" svg:y="2.743cm" style:legend-expansion="high" chart:style-name="ch2"/>
        <chart:plot-area chart:style-name="ch3" table:cell-range-address="Sheet1.D2:Sheet1.D102" chart:data-source-has-labels="row" svg:x="0.209cm" svg:y="0.121cm" svg:width="7.194cm" svg:height="5.842cm">
          <chartooo:coordinate-region svg:x="0.83cm" svg:y="0.32cm" svg:width="6.573cm" svg:height="4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02" chart:label-cell-address="Sheet1.D2:Sheet1.D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2">
                <text:p>6.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1">
                <text:p>7.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48">
                <text:p>10.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68">
                <text:p>11.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52">
                <text:p>12.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93">
                <text:p>13.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64">
                <text:p>15.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707">
                <text:p>16.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88">
                <text:p>17.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679">
                <text:p>18.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292">
                <text:p>19.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887">
                <text:p>19.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63">
                <text:p>20.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22">
                <text:p>21.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565">
                <text:p>21.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094">
                <text:p>22.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609">
                <text:p>22.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111">
                <text:p>23.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078">
                <text:p>24.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544">
                <text:p>24.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446">
                <text:p>25.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882">
                <text:p>25.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728">
                <text:p>26.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138">
                <text:p>27.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541">
                <text:p>27.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323">
                <text:p>28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703">
                <text:p>28.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077">
                <text:p>29.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444">
                <text:p>29.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805">
                <text:p>29.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51">
                <text:p>3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853">
                <text:p>30.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192">
                <text:p>31.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525">
                <text:p>31.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.853">
                <text:p>31.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176">
                <text:p>32.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495">
                <text:p>32.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809">
                <text:p>32.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119">
                <text:p>33.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.424">
                <text:p>33.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725">
                <text:p>33.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023">
                <text:p>34.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316">
                <text:p>34.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05">
                <text:p>34.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891">
                <text:p>34.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174">
                <text:p>35.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452">
                <text:p>35.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728">
                <text:p>35.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269">
                <text:p>36.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535">
                <text:p>36.5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.797">
                <text:p>36.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057">
                <text:p>37.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314">
                <text:p>37.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568">
                <text:p>37.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819">
                <text:p>37.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068">
                <text:p>38.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.314">
                <text:p>38.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557">
                <text:p>38.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798">
                <text:p>38.7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037">
                <text:p>39.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273">
                <text:p>39.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06">
                <text:p>39.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738">
                <text:p>39.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67">
                <text:p>39.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194">
                <text:p>40.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418">
                <text:p>40.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641">
                <text:p>40.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862">
                <text:p>40.8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08">
                <text:p>41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297">
                <text:p>41.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512">
                <text:p>41.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724">
                <text:p>41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935">
                <text:p>41.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144">
                <text:p>42.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351">
                <text:p>42.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557">
                <text:p>42.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761">
                <text:p>42.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963">
                <text:p>42.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163">
                <text:p>43.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362">
                <text:p>43.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559">
                <text:p>43.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54">
                <text:p>43.7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948">
                <text:p>43.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53cm" svg:height="5.659cm" xlink:href=".." xlink:type="simple" chart:class="chart:line" chart:style-name="ch1">
        <chart:legend chart:legend-position="end" svg:x="6.401cm" svg:y="2.53cm" style:legend-expansion="high" chart:style-name="ch2"/>
        <chart:plot-area chart:style-name="ch3" table:cell-range-address="Sheet1.E2:Sheet1.E22" svg:x="0.185cm" svg:y="0.113cm" svg:width="6.031cm" svg:height="5.433cm">
          <chartooo:coordinate-region svg:x="0.806cm" svg:y="0.312cm" svg:width="5.27cm" svg:height="4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7">
                <text:p>6.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492">
                <text:p>9.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299">
                <text:p>15.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469">
                <text:p>18.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91">
                <text:p>21.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835">
                <text:p>28.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536">
                <text:p>32.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343">
                <text:p>36.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338">
                <text:p>48.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508">
                <text:p>52.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755">
                <text:p>56.7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46cm" svg:height="5.713cm" xlink:href=".." xlink:type="simple" chart:class="chart:line" chart:style-name="ch1">
        <chart:legend chart:legend-position="end" svg:x="7.72cm" svg:y="2.557cm" style:legend-expansion="high" chart:style-name="ch2"/>
        <chart:plot-area chart:style-name="ch3" table:cell-range-address="Sheet1.F2:Sheet1.F8" svg:x="0.21cm" svg:y="0.114cm" svg:width="7.3cm" svg:height="5.485cm">
          <chartooo:coordinate-region svg:x="2.313cm" svg:y="0.313cm" svg:width="5.103cm" svg:height="4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4967296">
                <text:p>4294967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5cm" svg:height="5.473cm" xlink:href=".." xlink:type="simple" chart:class="chart:line" chart:style-name="ch1">
        <chart:legend chart:legend-position="end" svg:x="7.004cm" svg:y="2.437cm" style:legend-expansion="high" chart:style-name="ch2"/>
        <chart:plot-area chart:style-name="ch3" table:cell-range-address="Sheet1.H2:Sheet1.H102" chart:data-source-has-labels="row" svg:x="0.182cm" svg:y="0.109cm" svg:width="6.64cm" svg:height="5.255cm">
          <chartooo:coordinate-region svg:x="1.015cm" svg:y="0.308cm" svg:width="5.807cm" svg:height="4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2" chart:label-cell-address="Sheet1.H2:Sheet1.H3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nan</text:p>
                <text:list>
                  <text:list-item>
                    <text:p/>
                  </text:list-item>
                  <text:list-item>
                    <text:p>-nan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67">
                <text:p>-0.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83">
                <text:p>1.4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5">
                <text:p>1.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393cm" xlink:href=".." xlink:type="simple" chart:class="chart:line" chart:style-name="ch1">
        <chart:legend chart:legend-position="end" svg:x="7.441cm" svg:y="2.397cm" style:legend-expansion="high" chart:style-name="ch2"/>
        <chart:plot-area chart:style-name="ch3" table:cell-range-address="Sheet1.I2:Sheet1.I102" chart:data-source-has-labels="row" svg:x="0.203cm" svg:y="0.107cm" svg:width="7.035cm" svg:height="5.179cm">
          <chartooo:coordinate-region svg:x="0.639cm" svg:y="0.306cm" svg:width="6.599cm" svg:height="4.1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02" chart:label-cell-address="Sheet1.I2:Sheet1.I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3:Sheet1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7">
                <text:p>2.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85">
                <text:p>3.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07">
                <text:p>3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87">
                <text:p>4.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22">
                <text:p>4.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58">
                <text:p>4.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07">
                <text:p>4.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54">
                <text:p>4.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44">
                <text:p>5.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29">
                <text:p>5.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09">
                <text:p>5.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48">
                <text:p>5.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22">
                <text:p>5.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58">
                <text:p>5.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92">
                <text:p>5.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426">
                <text:p>5.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59">
                <text:p>5.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92">
                <text:p>5.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55">
                <text:p>5.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15">
                <text:p>5.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44">
                <text:p>5.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72">
                <text:p>5.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55">
                <text:p>5.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81">
                <text:p>5.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07">
                <text:p>5.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58">
                <text:p>5.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83">
                <text:p>5.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31">
                <text:p>5.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54">
                <text:p>5.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977">
                <text:p>5.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044">
                <text:p>6.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066">
                <text:p>6.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109">
                <text:p>6.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29">
                <text:p>6.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09">
                <text:p>6.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9">
                <text:p>6.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48">
                <text:p>6.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67">
                <text:p>6.2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85">
                <text:p>6.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04">
                <text:p>6.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22">
                <text:p>6.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58">
                <text:p>6.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392">
                <text:p>6.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09">
                <text:p>6.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26">
                <text:p>6.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43">
                <text:p>6.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459">
                <text:p>6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476">
                <text:p>6.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492">
                <text:p>6.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08">
                <text:p>6.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24">
                <text:p>6.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539">
                <text:p>6.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585">
                <text:p>6.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629">
                <text:p>6.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08cm" svg:height="5.579cm" xlink:href=".." xlink:type="simple" chart:class="chart:line" chart:style-name="ch1">
        <chart:legend chart:legend-position="end" svg:x="7.609cm" svg:y="2.49cm" style:legend-expansion="high" chart:style-name="ch2"/>
        <chart:plot-area chart:style-name="ch3" table:cell-range-address="Sheet1.J2:Sheet1.J102" svg:x="0.208cm" svg:y="0.111cm" svg:width="7.193cm" svg:height="5.357cm">
          <chartooo:coordinate-region svg:x="1.65cm" svg:y="0.232cm" svg:width="5.611cm" svg:height="4.2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2:Sheet1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152">
                <text:p>49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496">
                <text:p>106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376">
                <text:p>229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520">
                <text:p>491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8224">
                <text:p>2228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18592">
                <text:p>4718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61472">
                <text:p>9961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0">
                <text:p>20971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40192">
                <text:p>44040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274688">
                <text:p>9227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937984">
                <text:p>192937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653184">
                <text:p>402653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8860800">
                <text:p>838860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4830464">
                <text:p>1744830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23878656">
                <text:p>3623878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16192768">
                <text:p>751619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9256448">
                <text:p>15569256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212254720">
                <text:p>322122547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571993088">
                <text:p>66571993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438953472">
                <text:p>137438953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467841536">
                <text:p>283467841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4115552256">
                <text:p>584115552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2590842880">
                <text:p>12025908428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3901162496">
                <text:p>2473901162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5241278464">
                <text:p>5085241278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45360463872">
                <text:p>10445360463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40476741632">
                <text:p>21440476741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80465111040">
                <text:p>439804651110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159953477632">
                <text:p>90159953477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717953466368">
                <text:p>184717953466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231999954944">
                <text:p>378231999954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4056185954304">
                <text:p>774056185954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3296743997440">
                <text:p>15832967439974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6962232172544">
                <text:p>3236962232172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4661952700416">
                <text:p>6614661952700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5107988821115E+016">
                <text:p>1.35107988821115E+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845477176443E+016">
                <text:p>2.75845477176443E+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2949953421312E+016">
                <text:p>5.62949953421312E+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841790497948E+017">
                <text:p>1.14841790497948E+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4187180623266E+017">
                <text:p>2.34187180623266E+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381560501273E+017">
                <text:p>4.77381560501273E+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72777519512027E+017">
                <text:p>9.72777519512027E+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158383604302E+018">
                <text:p>1.98158383604302E+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3522526612397E+018">
                <text:p>4.03522526612397E+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1456572032378E+018">
                <text:p>8.21456572032378E+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7173618167993E+019">
                <text:p>1.67173618167993E+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011184385902E+019">
                <text:p>3.4011184385902E+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1752902764108E+019">
                <text:p>6.91752902764108E+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0656423562035E+020">
                <text:p>1.40656423562035E+0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5924533142498E+020">
                <text:p>2.85924533142498E+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1072438321851E+020">
                <text:p>5.81072438321851E+0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8059162071741E+021">
                <text:p>1.18059162071741E+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9807672958224E+021">
                <text:p>2.39807672958224E+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86994043545932E+021">
                <text:p>4.86994043545932E+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88745482350832E+021">
                <text:p>9.88745482350832E+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070057552196E+022">
                <text:p>2.0070057552196E+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7304109147507E+022">
                <text:p>4.07304109147507E+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26414134502188E+022">
                <text:p>8.26414134502188E+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644010141872E+023">
                <text:p>1.67644010141872E+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0010386766615E+023">
                <text:p>3.40010386766615E+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9465506498968E+023">
                <text:p>6.89465506498968E+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9782047892941E+024">
                <text:p>1.39782047892941E+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3341988972179E+024">
                <text:p>2.83341988972179E+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4239764316949E+024">
                <text:p>5.74239764316949E+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6359110137908E+025">
                <text:p>1.16359110137908E+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5740534824853E+025">
                <text:p>2.35740534824853E+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7525698747778E+025">
                <text:p>4.77525698747778E+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7140655691703E+025">
                <text:p>9.67140655691703E+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584598277757E+026">
                <text:p>1.9584598277757E+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6527668833598E+026">
                <text:p>3.96527668833598E+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02726744224114E+026">
                <text:p>8.02726744224114E+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2479630156206E+027">
                <text:p>1.62479630156206E+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8827822935179E+027">
                <text:p>3.28827822935179E+0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5392771115892E+027">
                <text:p>6.65392771115892E+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4625979272285E+028">
                <text:p>1.34625979272285E+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2346808642784E+028">
                <text:p>2.72346808642784E+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0883317481994E+028">
                <text:p>5.50883317481994E+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414603535684E+029">
                <text:p>1.11414603535684E+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5305087149939E+029">
                <text:p>2.25305087149939E+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556193445702E+029">
                <text:p>4.5556193445702E+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21027389228323E+029">
                <text:p>9.21027389228323E+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6186181908521E+030">
                <text:p>1.86186181908521E+0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6333771942756E+030">
                <text:p>3.76333771942756E+0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0590360136938E+030">
                <text:p>7.60590360136938E+0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3702635277673E+031">
                <text:p>1.53702635277673E+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0574397055916E+031">
                <text:p>3.10574397055916E+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7487047112974E+031">
                <text:p>6.27487047112974E+0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8cm" svg:height="5.871cm" xlink:href=".." xlink:type="simple" chart:class="chart:line" chart:style-name="ch1">
        <chart:legend chart:legend-position="end" svg:x="7.666cm" svg:y="2.636cm" style:legend-expansion="high" chart:style-name="ch2"/>
        <chart:plot-area chart:style-name="ch3" table:cell-range-address="Sheet1.K2:Sheet1.K102" chart:data-source-has-labels="row" svg:x="0.21cm" svg:y="0.117cm" svg:width="7.246cm" svg:height="5.637cm">
          <chartooo:coordinate-region svg:x="1.572cm" svg:y="0.316cm" svg:width="5.884cm" svg:height="4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102" chart:label-cell-address="Sheet1.K2:Sheet1.K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3:Sheet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46">
                <text:p>11.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36">
                <text:p>18.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954">
                <text:p>53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223">
                <text:p>73.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231">
                <text:p>97.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703">
                <text:p>126.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.42">
                <text:p>16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22">
                <text:p>205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.715">
                <text:p>315.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.379">
                <text:p>385.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.07">
                <text:p>466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8.924">
                <text:p>558.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5.143">
                <text:p>665.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5.991">
                <text:p>78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2.798">
                <text:p>922.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6.961">
                <text:p>1076.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9.94">
                <text:p>1249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3.266">
                <text:p>1443.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8.539">
                <text:p>1658.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7.427">
                <text:p>1897.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1.669">
                <text:p>2161.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53.078">
                <text:p>2453.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73.535">
                <text:p>2773.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9.503">
                <text:p>3509.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9.152">
                <text:p>3929.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86.131">
                <text:p>4386.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2.7">
                <text:p>488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21.198">
                <text:p>5421.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4.045">
                <text:p>6004.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33.738">
                <text:p>6633.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2.856">
                <text:p>7312.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44.062">
                <text:p>8044.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30.098">
                <text:p>8830.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73.793">
                <text:p>9673.7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78.06">
                <text:p>10578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45.895">
                <text:p>11545.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80.384">
                <text:p>12580.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84.699">
                <text:p>13684.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62.099">
                <text:p>14862.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15.934">
                <text:p>16115.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49.643">
                <text:p>17449.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866.754">
                <text:p>18866.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370.891">
                <text:p>20370.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65.768">
                <text:p>21965.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655.193">
                <text:p>23655.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43.068">
                <text:p>25443.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33.393">
                <text:p>27333.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330.26">
                <text:p>29330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37.857">
                <text:p>31437.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60.48">
                <text:p>33660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02.512">
                <text:p>36002.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68.441">
                <text:p>38468.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62.855">
                <text:p>41062.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790.445">
                <text:p>43790.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656">
                <text:p>46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64.418">
                <text:p>49664.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20.695">
                <text:p>52820.6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129.938">
                <text:p>56129.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597.352">
                <text:p>59597.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228.258">
                <text:p>63228.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028.078">
                <text:p>67028.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2.336">
                <text:p>71002.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156.688">
                <text:p>75156.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96.867">
                <text:p>79496.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28.75">
                <text:p>84028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758.305">
                <text:p>88758.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691.617">
                <text:p>93691.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834.883">
                <text:p>98834.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194.422">
                <text:p>104194.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776.664">
                <text:p>109776.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588.141">
                <text:p>115588.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635.523">
                <text:p>121635.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925.594">
                <text:p>127925.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465.25">
                <text:p>134465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1261.5">
                <text:p>14126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321.484">
                <text:p>148321.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652.453">
                <text:p>155652.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261.797">
                <text:p>163261.7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157.016">
                <text:p>171157.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345.734">
                <text:p>179345.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7835.703">
                <text:p>187835.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6634.797">
                <text:p>196634.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1.016">
                <text:p>205751.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5192.5">
                <text:p>21519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967.469">
                <text:p>224967.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5084.344">
                <text:p>235084.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551.625">
                <text:p>245551.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6377.969">
                <text:p>256377.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7572.125">
                <text:p>267572.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143">
                <text:p>279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